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3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4" style:family="table-cell" style:parent-style-name="Hiperv_237_nculo_32_3" style:data-style-name="N0">
      <style:text-properties fo:color="#0563C1" style:text-underline-style="solid" style:text-underline-type="single"/>
    </style:style>
    <style:style style:name="ce25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6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>
      <style:text-properties fo:color="#000000"/>
    </style:style>
    <style:style style:name="ce53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1" table:default-cell-style-name="ce11"/>
        <table:table-column table:style-name="co3" table:number-columns-repeated="11" table:default-cell-style-name="ce11"/>
        <table:table-column table:style-name="co4" table:number-columns-repeated="16361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6">
            <text:p>333.500</text:p>
          </table:table-cell>
          <table:table-cell office:value-type="float" office:value="13316870" table:style-name="ce7">
            <text:p>13.316.870</text:p>
          </table:table-cell>
          <table:table-cell office:value-type="float" office:value="12698328" table:style-name="ce8">
            <text:p>12.698.328</text:p>
          </table:table-cell>
          <table:table-cell office:value-type="percentage" office:value="0.95355199832993787" table:style-name="ce9">
            <text:p>95,4%</text:p>
          </table:table-cell>
          <table:table-cell office:value-type="float" office:value="6793030" table:style-name="ce6">
            <text:p>6.793.030</text:p>
          </table:table-cell>
          <table:table-cell office:value-type="float" office:value="6604559" table:style-name="ce6">
            <text:p>6.604.559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6">
            <text:p>64.700</text:p>
          </table:table-cell>
          <table:table-cell office:value-type="float" office:value="2136845" table:style-name="ce7">
            <text:p>2.136.845</text:p>
          </table:table-cell>
          <table:table-cell office:value-type="float" office:value="1971302" table:style-name="ce12">
            <text:p>1.971.302</text:p>
          </table:table-cell>
          <table:table-cell office:value-type="percentage" office:value="0.92252924287910443" table:style-name="ce13">
            <text:p>92,3%</text:p>
          </table:table-cell>
          <table:table-cell office:value-type="float" office:value="1060492" table:style-name="ce6">
            <text:p>1.060.492</text:p>
          </table:table-cell>
          <table:table-cell office:value-type="float" office:value="1036392" table:style-name="ce6">
            <text:p>1.036.392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6">
            <text:p>43.000</text:p>
          </table:table-cell>
          <table:table-cell office:value-type="float" office:value="1650625" table:style-name="ce7">
            <text:p>1.650.625</text:p>
          </table:table-cell>
          <table:table-cell office:value-type="float" office:value="1658617" table:style-name="ce12">
            <text:p>1.658.617</text:p>
          </table:table-cell>
          <table:table-cell office:value-type="percentage" office:value="1.0048418023475956" table:style-name="ce13">
            <text:p>100,5%</text:p>
          </table:table-cell>
          <table:table-cell office:value-type="float" office:value="871804" table:style-name="ce6">
            <text:p>871.804</text:p>
          </table:table-cell>
          <table:table-cell office:value-type="float" office:value="860592" table:style-name="ce6">
            <text:p>860.592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6">
            <text:p>57.600</text:p>
          </table:table-cell>
          <table:table-cell office:value-type="float" office:value="1891250" table:style-name="ce7">
            <text:p>1.891.250</text:p>
          </table:table-cell>
          <table:table-cell office:value-type="float" office:value="1583287" table:style-name="ce12">
            <text:p>1.583.287</text:p>
          </table:table-cell>
          <table:table-cell office:value-type="percentage" office:value="0.83716430931923336" table:style-name="ce13">
            <text:p>83,7%</text:p>
          </table:table-cell>
          <table:table-cell office:value-type="float" office:value="847965" table:style-name="ce6">
            <text:p>847.965</text:p>
          </table:table-cell>
          <table:table-cell office:value-type="float" office:value="828316" table:style-name="ce6">
            <text:p>828.316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6">
            <text:p>133.650</text:p>
          </table:table-cell>
          <table:table-cell office:value-type="float" office:value="3522840" table:style-name="ce7">
            <text:p>3.522.840</text:p>
          </table:table-cell>
          <table:table-cell office:value-type="float" office:value="3112021" table:style-name="ce12">
            <text:p>3.112.021</text:p>
          </table:table-cell>
          <table:table-cell office:value-type="percentage" office:value="0.88338414461059822" table:style-name="ce13">
            <text:p>88,3%</text:p>
          </table:table-cell>
          <table:table-cell office:value-type="float" office:value="1663880" table:style-name="ce6">
            <text:p>1.663.880</text:p>
          </table:table-cell>
          <table:table-cell office:value-type="float" office:value="1616891" table:style-name="ce6">
            <text:p>1.616.891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4950" table:style-name="ce6">
            <text:p>24.950</text:p>
          </table:table-cell>
          <table:table-cell office:value-type="float" office:value="992355" table:style-name="ce7">
            <text:p>992.355</text:p>
          </table:table-cell>
          <table:table-cell office:value-type="float" office:value="907080" table:style-name="ce12">
            <text:p>907.080</text:p>
          </table:table-cell>
          <table:table-cell office:value-type="percentage" office:value="0.9140680502441163" table:style-name="ce13">
            <text:p>91,4%</text:p>
          </table:table-cell>
          <table:table-cell office:value-type="float" office:value="479765" table:style-name="ce6">
            <text:p>479.765</text:p>
          </table:table-cell>
          <table:table-cell office:value-type="float" office:value="470862" table:style-name="ce6">
            <text:p>470.862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6">
            <text:p>102.200</text:p>
          </table:table-cell>
          <table:table-cell office:value-type="float" office:value="3912325" table:style-name="ce7">
            <text:p>3.912.325</text:p>
          </table:table-cell>
          <table:table-cell office:value-type="float" office:value="3715331" table:style-name="ce12">
            <text:p>3.715.331</text:p>
          </table:table-cell>
          <table:table-cell office:value-type="percentage" office:value="0.94964784367351895" table:style-name="ce13">
            <text:p>95,0%</text:p>
          </table:table-cell>
          <table:table-cell office:value-type="float" office:value="1992202" table:style-name="ce6">
            <text:p>1.992.202</text:p>
          </table:table-cell>
          <table:table-cell office:value-type="float" office:value="1948509" table:style-name="ce6">
            <text:p>1.948.509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6">
            <text:p>95.075</text:p>
          </table:table-cell>
          <table:table-cell office:value-type="float" office:value="3267280" table:style-name="ce7">
            <text:p>3.267.280</text:p>
          </table:table-cell>
          <table:table-cell office:value-type="float" office:value="2984284" table:style-name="ce12">
            <text:p>2.984.284</text:p>
          </table:table-cell>
          <table:table-cell office:value-type="percentage" office:value="0.91338483386792679" table:style-name="ce13">
            <text:p>91,3%</text:p>
          </table:table-cell>
          <table:table-cell office:value-type="float" office:value="1608826" table:style-name="ce6">
            <text:p>1.608.826</text:p>
          </table:table-cell>
          <table:table-cell office:value-type="float" office:value="1541710" table:style-name="ce6">
            <text:p>1.541.710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6">
            <text:p>375.750</text:p>
          </table:table-cell>
          <table:table-cell office:value-type="float" office:value="11863410" table:style-name="ce7">
            <text:p>11.863.410</text:p>
          </table:table-cell>
          <table:table-cell office:value-type="float" office:value="10949625" table:style-name="ce12">
            <text:p>10.949.625</text:p>
          </table:table-cell>
          <table:table-cell office:value-type="percentage" office:value="0.92297450732968012" table:style-name="ce13">
            <text:p>92,3%</text:p>
          </table:table-cell>
          <table:table-cell office:value-type="float" office:value="5906840" table:style-name="ce6">
            <text:p>5.906.840</text:p>
          </table:table-cell>
          <table:table-cell office:value-type="float" office:value="5734596" table:style-name="ce6">
            <text:p>5.734.596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6">
            <text:p>213.450</text:p>
          </table:table-cell>
          <table:table-cell office:value-type="float" office:value="8088540" table:style-name="ce7">
            <text:p>8.088.540</text:p>
          </table:table-cell>
          <table:table-cell office:value-type="float" office:value="7566589" table:style-name="ce12">
            <text:p>7.566.589</text:p>
          </table:table-cell>
          <table:table-cell office:value-type="percentage" office:value="0.93547030737314774" table:style-name="ce13">
            <text:p>93,5%</text:p>
          </table:table-cell>
          <table:table-cell office:value-type="float" office:value="4053311" table:style-name="ce6">
            <text:p>4.053.311</text:p>
          </table:table-cell>
          <table:table-cell office:value-type="float" office:value="3966989" table:style-name="ce6">
            <text:p>3.966.989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6">
            <text:p>51.750</text:p>
          </table:table-cell>
          <table:table-cell office:value-type="float" office:value="1682775" table:style-name="ce7">
            <text:p>1.682.775</text:p>
          </table:table-cell>
          <table:table-cell office:value-type="float" office:value="1681687" table:style-name="ce12">
            <text:p>1.681.687</text:p>
          </table:table-cell>
          <table:table-cell office:value-type="percentage" office:value="0.99935344891622468" table:style-name="ce13">
            <text:p>99,9%</text:p>
          </table:table-cell>
          <table:table-cell office:value-type="float" office:value="893555" table:style-name="ce6">
            <text:p>893.555</text:p>
          </table:table-cell>
          <table:table-cell office:value-type="float" office:value="876546" table:style-name="ce6">
            <text:p>876.546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6">
            <text:p>122.700</text:p>
          </table:table-cell>
          <table:table-cell office:value-type="float" office:value="4358529" table:style-name="ce7">
            <text:p>4.358.529</text:p>
          </table:table-cell>
          <table:table-cell office:value-type="float" office:value="4364374" table:style-name="ce12">
            <text:p>4.364.374</text:p>
          </table:table-cell>
          <table:table-cell office:value-type="percentage" office:value="1.0013410487804486" table:style-name="ce13">
            <text:p>100,1%</text:p>
          </table:table-cell>
          <table:table-cell office:value-type="float" office:value="2302056" table:style-name="ce6">
            <text:p>2.302.056</text:p>
          </table:table-cell>
          <table:table-cell office:value-type="float" office:value="2271310" table:style-name="ce6">
            <text:p>2.271.310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6">
            <text:p>15.200</text:p>
          </table:table-cell>
          <table:table-cell office:value-type="float" office:value="510565" table:style-name="ce7">
            <text:p>510.565</text:p>
          </table:table-cell>
          <table:table-cell office:value-type="float" office:value="474053" table:style-name="ce12">
            <text:p>474.053</text:p>
          </table:table-cell>
          <table:table-cell office:value-type="percentage" office:value="0.92848706824792138" table:style-name="ce13">
            <text:p>92,8%</text:p>
          </table:table-cell>
          <table:table-cell office:value-type="float" office:value="257514" table:style-name="ce6">
            <text:p>257.514</text:p>
          </table:table-cell>
          <table:table-cell office:value-type="float" office:value="251728" table:style-name="ce6">
            <text:p>251.728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6">
            <text:p>321.450</text:p>
          </table:table-cell>
          <table:table-cell office:value-type="float" office:value="10825829" table:style-name="ce7">
            <text:p>10.825.829</text:p>
          </table:table-cell>
          <table:table-cell office:value-type="float" office:value="9721928" table:style-name="ce12">
            <text:p>9.721.928</text:p>
          </table:table-cell>
          <table:table-cell office:value-type="percentage" office:value="0.89803081131246387" table:style-name="ce13">
            <text:p>89,8%</text:p>
          </table:table-cell>
          <table:table-cell office:value-type="float" office:value="5291722" table:style-name="ce6">
            <text:p>5.291.722</text:p>
          </table:table-cell>
          <table:table-cell office:value-type="float" office:value="5143540" table:style-name="ce6">
            <text:p>5.143.540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100" table:style-name="ce6">
            <text:p>253.100</text:p>
          </table:table-cell>
          <table:table-cell office:value-type="float" office:value="68300" table:style-name="ce6">
            <text:p>68.300</text:p>
          </table:table-cell>
          <table:table-cell office:value-type="float" office:value="2407265" table:style-name="ce7">
            <text:p>2.407.265</text:p>
          </table:table-cell>
          <table:table-cell office:value-type="float" office:value="2200097" table:style-name="ce12">
            <text:p>2.200.097</text:p>
          </table:table-cell>
          <table:table-cell office:value-type="percentage" office:value="0.91394050925012416" table:style-name="ce13">
            <text:p>91,4%</text:p>
          </table:table-cell>
          <table:table-cell office:value-type="float" office:value="1181268" table:style-name="ce6">
            <text:p>1.181.268</text:p>
          </table:table-cell>
          <table:table-cell office:value-type="float" office:value="1142956" table:style-name="ce6">
            <text:p>1.142.956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6">
            <text:p>23.750</text:p>
          </table:table-cell>
          <table:table-cell office:value-type="float" office:value="1046175" table:style-name="ce7">
            <text:p>1.046.175</text:p>
          </table:table-cell>
          <table:table-cell office:value-type="float" office:value="968830" table:style-name="ce12">
            <text:p>968.830</text:p>
          </table:table-cell>
          <table:table-cell office:value-type="percentage" office:value="0.92606877434463641" table:style-name="ce13">
            <text:p>92,6%</text:p>
          </table:table-cell>
          <table:table-cell office:value-type="float" office:value="523618" table:style-name="ce6">
            <text:p>523.618</text:p>
          </table:table-cell>
          <table:table-cell office:value-type="float" office:value="512318" table:style-name="ce6">
            <text:p>512.318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6">
            <text:p>101.300</text:p>
          </table:table-cell>
          <table:table-cell office:value-type="float" office:value="3668820" table:style-name="ce7">
            <text:p>3.668.820</text:p>
          </table:table-cell>
          <table:table-cell office:value-type="float" office:value="3330555" table:style-name="ce12">
            <text:p>3.330.555</text:p>
          </table:table-cell>
          <table:table-cell office:value-type="percentage" office:value="0.90780005560370913" table:style-name="ce13">
            <text:p>90,8%</text:p>
          </table:table-cell>
          <table:table-cell office:value-type="float" office:value="1798234" table:style-name="ce6">
            <text:p>1.798.234</text:p>
          </table:table-cell>
          <table:table-cell office:value-type="float" office:value="1761111" table:style-name="ce6">
            <text:p>1.761.111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6">
            <text:p>4.150</text:p>
          </table:table-cell>
          <table:table-cell office:value-type="float" office:value="140230" table:style-name="ce7">
            <text:p>140.230</text:p>
          </table:table-cell>
          <table:table-cell office:value-type="float" office:value="111621" table:style-name="ce12">
            <text:p>111.621</text:p>
          </table:table-cell>
          <table:table-cell office:value-type="percentage" office:value="0.79598516722527279" table:style-name="ce13">
            <text:p>79,6%</text:p>
          </table:table-cell>
          <table:table-cell office:value-type="float" office:value="61441" table:style-name="ce6">
            <text:p>61.441</text:p>
          </table:table-cell>
          <table:table-cell office:value-type="float" office:value="57977" table:style-name="ce6">
            <text:p>57.977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6">
            <text:p>5.750</text:p>
          </table:table-cell>
          <table:table-cell office:value-type="float" office:value="141100" table:style-name="ce7">
            <text:p>141.100</text:p>
          </table:table-cell>
          <table:table-cell office:value-type="float" office:value="100690" table:style-name="ce12">
            <text:p>100.690</text:p>
          </table:table-cell>
          <table:table-cell office:value-type="percentage" office:value="0.71360737065910707" table:style-name="ce13">
            <text:p>71,4%</text:p>
          </table:table-cell>
          <table:table-cell office:value-type="float" office:value="56588" table:style-name="ce6">
            <text:p>56.588</text:p>
          </table:table-cell>
          <table:table-cell office:value-type="float" office:value="53854" table:style-name="ce6">
            <text:p>53.854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6">
            <text:p>2.000</text:p>
          </table:table-cell>
          <table:table-cell office:value-type="float" office:value="212238" table:style-name="ce7">
            <text:p>212.238</text:p>
          </table:table-cell>
          <table:table-cell office:value-type="float" office:value="172564" table:style-name="ce12">
            <text:p>172.564</text:p>
          </table:table-cell>
          <table:table-cell office:value-type="percentage" office:value="0.81306834779822657" table:style-name="ce13">
            <text:p>81,3%</text:p>
          </table:table-cell>
          <table:table-cell office:value-type="float" office:value="92568" table:style-name="ce6">
            <text:p>92.568</text:p>
          </table:table-cell>
          <table:table-cell office:value-type="float" office:value="86495" table:style-name="ce6">
            <text:p>86.495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6">
            <text:p>4.035</text:p>
          </table:table-cell>
          <table:table-cell office:value-type="float" office:value="8845" table:style-name="ce7">
            <text:p>8.845</text:p>
          </table:table-cell>
          <table:table-cell office:value-type="float" office:value="6303" table:style-name="ce12">
            <text:p>6.303</text:p>
          </table:table-cell>
          <table:table-cell office:value-type="percentage" office:value="0.71260599208592423" table:style-name="ce13">
            <text:p>71,3%</text:p>
          </table:table-cell>
          <table:table-cell office:value-type="float" office:value="4735" table:style-name="ce6">
            <text:p>4.735</text:p>
          </table:table-cell>
          <table:table-cell office:value-type="float" office:value="4429" table:style-name="ce6">
            <text:p>4.429</text:p>
          </table:table-cell>
          <table:table-cell office:value-type="date" office:date-value="2021-10-04T00:00:00" table:style-name="ce10">
            <text:p>04/10/2021</text:p>
          </table:table-cell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2">
          <table:table-cell office:value-type="string" table:style-name="ce14">
            <text:p>Totales</text:p>
          </table:table-cell>
          <table:table-cell office:value-type="float" office:value="53616591" table:style-name="ce15">
            <text:p>53.616.591</text:p>
          </table:table-cell>
          <table:table-cell office:value-type="float" office:value="10752760" table:style-name="ce16">
            <text:p>10.752.760</text:p>
          </table:table-cell>
          <table:table-cell office:value-type="float" office:value="9111100" table:style-name="ce17">
            <text:p>9.111.100</text:p>
          </table:table-cell>
          <table:table-cell office:value-type="float" office:value="2164260" table:style-name="ce18">
            <text:p>2.164.260</text:p>
          </table:table-cell>
          <table:table-cell office:value-type="float" office:value="75644711" table:style-name="ce19">
            <text:p>75.644.711</text:p>
          </table:table-cell>
          <table:table-cell office:value-type="float" office:value="70279166" table:style-name="ce20">
            <text:p>70.279.166</text:p>
          </table:table-cell>
          <table:table-cell office:value-type="percentage" office:value="0.92906913214329023" table:style-name="ce21">
            <text:p>92,9%</text:p>
          </table:table-cell>
          <table:table-cell office:value-type="float" office:value="37741414" table:style-name="ce19">
            <text:p>37.741.414</text:p>
          </table:table-cell>
          <table:table-cell office:value-type="float" office:value="36771680" table:style-name="ce19">
            <text:p>36.771.680</text:p>
          </table:table-cell>
          <table:table-cell table:style-name="ce19"/>
          <table:table-cell table:style-name="ce11"/>
          <table:table-cell table:number-columns-repeated="11" table:style-name="ce4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2"/>
          <table:covered-table-cell table:number-columns-repeated="9"/>
          <table:table-cell table:style-name="ce23"/>
          <table:table-cell table:number-columns-repeated="16373" table:style-name="ce11"/>
        </table:table-row>
        <table:table-row table:style-name="ro5">
          <table:table-cell table:style-name="ce24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3"/>
        <table:table-column table:style-name="co6" table:number-columns-repeated="5" table:default-cell-style-name="ce23"/>
        <table:table-column table:style-name="co4" table:number-columns-repeated="2" table:default-cell-style-name="ce23"/>
        <table:table-column table:style-name="co3" table:number-columns-repeated="7" table:default-cell-style-name="ce23"/>
        <table:table-column table:style-name="co4" table:number-columns-repeated="16369" table:default-cell-style-name="ce23"/>
        <table:table-row table:style-name="ro6">
          <table:table-cell table:style-name="ce25"/>
          <table:table-cell office:value-type="string" table:style-name="ce26">
            <text:p>Población a vacunar mayor de 40 año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Andalucía</text:p>
          </table:table-cell>
          <table:table-cell office:value-type="float" office:value="4630179" table:style-name="ce28">
            <text:p>4.630.179</text:p>
          </table:table-cell>
          <table:table-cell office:value-type="float" office:value="4470130" table:style-name="ce28">
            <text:p>4.470.130</text:p>
          </table:table-cell>
          <table:table-cell office:value-type="percentage" office:value="0.96543351779704412" table:style-name="ce29">
            <text:p>96,5%</text:p>
          </table:table-cell>
          <table:table-cell office:value-type="float" office:value="4407585" table:style-name="ce28">
            <text:p>4.407.585</text:p>
          </table:table-cell>
          <table:table-cell office:value-type="percentage" office:value="0.95192540072424847" table:style-name="ce29">
            <text:p>95,2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787338" table:style-name="ce28">
            <text:p>787.338</text:p>
          </table:table-cell>
          <table:table-cell office:value-type="float" office:value="747203" table:style-name="ce28">
            <text:p>747.203</text:p>
          </table:table-cell>
          <table:table-cell office:value-type="percentage" office:value="0.94902443423282001" table:style-name="ce29">
            <text:p>94,9%</text:p>
          </table:table-cell>
          <table:table-cell office:value-type="float" office:value="737390" table:style-name="ce28">
            <text:p>737.390</text:p>
          </table:table-cell>
          <table:table-cell office:value-type="percentage" office:value="0.93656091792851359" table:style-name="ce29">
            <text:p>93,7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676365" table:style-name="ce28">
            <text:p>676.365</text:p>
          </table:table-cell>
          <table:table-cell office:value-type="float" office:value="654747" table:style-name="ce28">
            <text:p>654.747</text:p>
          </table:table-cell>
          <table:table-cell office:value-type="percentage" office:value="0.96803796766538774" table:style-name="ce29">
            <text:p>96,8%</text:p>
          </table:table-cell>
          <table:table-cell office:value-type="float" office:value="650241" table:style-name="ce28">
            <text:p>650.241</text:p>
          </table:table-cell>
          <table:table-cell office:value-type="percentage" office:value="0.96137588432281385" table:style-name="ce29">
            <text:p>96,1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19258" table:style-name="ce28">
            <text:p>619.258</text:p>
          </table:table-cell>
          <table:table-cell office:value-type="float" office:value="556299" table:style-name="ce28">
            <text:p>556.299</text:p>
          </table:table-cell>
          <table:table-cell office:value-type="percentage" office:value="0.89833155163114564" table:style-name="ce29">
            <text:p>89,8%</text:p>
          </table:table-cell>
          <table:table-cell office:value-type="float" office:value="548942" table:style-name="ce28">
            <text:p>548.942</text:p>
          </table:table-cell>
          <table:table-cell office:value-type="percentage" office:value="0.88645120450603787" table:style-name="ce29">
            <text:p>88,6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218295" table:style-name="ce28">
            <text:p>1.218.295</text:p>
          </table:table-cell>
          <table:table-cell office:value-type="float" office:value="1104940" table:style-name="ce28">
            <text:p>1.104.940</text:p>
          </table:table-cell>
          <table:table-cell office:value-type="percentage" office:value="0.90695603281635395" table:style-name="ce29">
            <text:p>90,7%</text:p>
          </table:table-cell>
          <table:table-cell office:value-type="float" office:value="1089991" table:style-name="ce28">
            <text:p>1.089.991</text:p>
          </table:table-cell>
          <table:table-cell office:value-type="percentage" office:value="0.89468560570305222" table:style-name="ce29">
            <text:p>89,5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359186" table:style-name="ce28">
            <text:p>359.186</text:p>
          </table:table-cell>
          <table:table-cell office:value-type="float" office:value="346653" table:style-name="ce28">
            <text:p>346.653</text:p>
          </table:table-cell>
          <table:table-cell office:value-type="percentage" office:value="0.96510721464645055" table:style-name="ce29">
            <text:p>96,5%</text:p>
          </table:table-cell>
          <table:table-cell office:value-type="float" office:value="343623" table:style-name="ce28">
            <text:p>343.623</text:p>
          </table:table-cell>
          <table:table-cell office:value-type="percentage" office:value="0.95667147383249906" table:style-name="ce29">
            <text:p>95,7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532122" table:style-name="ce28">
            <text:p>1.532.122</text:p>
          </table:table-cell>
          <table:table-cell office:value-type="float" office:value="1471309" table:style-name="ce28">
            <text:p>1.471.309</text:p>
          </table:table-cell>
          <table:table-cell office:value-type="percentage" office:value="0.96030799113908683" table:style-name="ce29">
            <text:p>96,0%</text:p>
          </table:table-cell>
          <table:table-cell office:value-type="float" office:value="1454600" table:style-name="ce28">
            <text:p>1.454.600</text:p>
          </table:table-cell>
          <table:table-cell office:value-type="percentage" office:value="0.94940220165234879" table:style-name="ce29">
            <text:p>94,9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150822" table:style-name="ce28">
            <text:p>1.150.822</text:p>
          </table:table-cell>
          <table:table-cell office:value-type="float" office:value="1089935" table:style-name="ce28">
            <text:p>1.089.935</text:p>
          </table:table-cell>
          <table:table-cell office:value-type="percentage" office:value="0.94709259989815975" table:style-name="ce29">
            <text:p>94,7%</text:p>
          </table:table-cell>
          <table:table-cell office:value-type="float" office:value="1058667" table:style-name="ce28">
            <text:p>1.058.667</text:p>
          </table:table-cell>
          <table:table-cell office:value-type="percentage" office:value="0.91992245542751183" table:style-name="ce29">
            <text:p>92,0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4328607" table:style-name="ce28">
            <text:p>4.328.607</text:p>
          </table:table-cell>
          <table:table-cell office:value-type="float" office:value="4016163" table:style-name="ce28">
            <text:p>4.016.163</text:p>
          </table:table-cell>
          <table:table-cell office:value-type="percentage" office:value="0.92781881099392949" table:style-name="ce29">
            <text:p>92,8%</text:p>
          </table:table-cell>
          <table:table-cell office:value-type="float" office:value="3957446" table:style-name="ce28">
            <text:p>3.957.446</text:p>
          </table:table-cell>
          <table:table-cell office:value-type="percentage" office:value="0.91425393896928042" table:style-name="ce29">
            <text:p>91,4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899043" table:style-name="ce28">
            <text:p>2.899.043</text:p>
          </table:table-cell>
          <table:table-cell office:value-type="float" office:value="2765425" table:style-name="ce28">
            <text:p>2.765.425</text:p>
          </table:table-cell>
          <table:table-cell office:value-type="percentage" office:value="0.95390961776006777" table:style-name="ce29">
            <text:p>95,4%</text:p>
          </table:table-cell>
          <table:table-cell office:value-type="float" office:value="2734934" table:style-name="ce28">
            <text:p>2.734.934</text:p>
          </table:table-cell>
          <table:table-cell office:value-type="percentage" office:value="0.94339200901814835" table:style-name="ce29">
            <text:p>94,3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621888" table:style-name="ce28">
            <text:p>621.888</text:p>
          </table:table-cell>
          <table:table-cell office:value-type="float" office:value="614209" table:style-name="ce28">
            <text:p>614.209</text:p>
          </table:table-cell>
          <table:table-cell office:value-type="percentage" office:value="0.98765211742307302" table:style-name="ce29">
            <text:p>98,8%</text:p>
          </table:table-cell>
          <table:table-cell office:value-type="float" office:value="608043" table:style-name="ce28">
            <text:p>608.043</text:p>
          </table:table-cell>
          <table:table-cell office:value-type="percentage" office:value="0.97773714881136153" table:style-name="ce29">
            <text:p>97,8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720101" table:style-name="ce28">
            <text:p>1.720.101</text:p>
          </table:table-cell>
          <table:table-cell office:value-type="float" office:value="1676098" table:style-name="ce28">
            <text:p>1.676.098</text:p>
          </table:table-cell>
          <table:table-cell office:value-type="percentage" office:value="0.9744183626426588" table:style-name="ce29">
            <text:p>97,4%</text:p>
          </table:table-cell>
          <table:table-cell office:value-type="float" office:value="1664401" table:style-name="ce28">
            <text:p>1.664.401</text:p>
          </table:table-cell>
          <table:table-cell office:value-type="percentage" office:value="0.96761818056032756" table:style-name="ce29">
            <text:p>96,8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88661" table:style-name="ce28">
            <text:p>188.661</text:p>
          </table:table-cell>
          <table:table-cell office:value-type="float" office:value="182575" table:style-name="ce28">
            <text:p>182.575</text:p>
          </table:table-cell>
          <table:table-cell office:value-type="percentage" office:value="0.96774108056249042" table:style-name="ce29">
            <text:p>96,8%</text:p>
          </table:table-cell>
          <table:table-cell office:value-type="float" office:value="180212" table:style-name="ce28">
            <text:p>180.212</text:p>
          </table:table-cell>
          <table:table-cell office:value-type="percentage" office:value="0.95521596938423947" table:style-name="ce29">
            <text:p>95,5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3732280" table:style-name="ce28">
            <text:p>3.732.280</text:p>
          </table:table-cell>
          <table:table-cell office:value-type="float" office:value="3531978" table:style-name="ce28">
            <text:p>3.531.978</text:p>
          </table:table-cell>
          <table:table-cell office:value-type="percentage" office:value="0.94633253667999184" table:style-name="ce29">
            <text:p>94,6%</text:p>
          </table:table-cell>
          <table:table-cell office:value-type="float" office:value="3481225" table:style-name="ce28">
            <text:p>3.481.225</text:p>
          </table:table-cell>
          <table:table-cell office:value-type="percentage" office:value="0.93273414641988273" table:style-name="ce29">
            <text:p>93,3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786992" table:style-name="ce28">
            <text:p>786.992</text:p>
          </table:table-cell>
          <table:table-cell office:value-type="float" office:value="762149" table:style-name="ce28">
            <text:p>762.149</text:p>
          </table:table-cell>
          <table:table-cell office:value-type="percentage" office:value="0.96843297009372398" table:style-name="ce29">
            <text:p>96,8%</text:p>
          </table:table-cell>
          <table:table-cell office:value-type="float" office:value="747041" table:style-name="ce28">
            <text:p>747.041</text:p>
          </table:table-cell>
          <table:table-cell office:value-type="percentage" office:value="0.94923582450647526" table:style-name="ce29">
            <text:p>94,9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375498" table:style-name="ce28">
            <text:p>375.498</text:p>
          </table:table-cell>
          <table:table-cell office:value-type="float" office:value="356845" table:style-name="ce28">
            <text:p>356.845</text:p>
          </table:table-cell>
          <table:table-cell office:value-type="percentage" office:value="0.95032463555065538" table:style-name="ce29">
            <text:p>95,0%</text:p>
          </table:table-cell>
          <table:table-cell office:value-type="float" office:value="353041" table:style-name="ce28">
            <text:p>353.041</text:p>
          </table:table-cell>
          <table:table-cell office:value-type="percentage" office:value="0.9401940889165854" table:style-name="ce29">
            <text:p>94,0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353260" table:style-name="ce28">
            <text:p>1.353.260</text:p>
          </table:table-cell>
          <table:table-cell office:value-type="float" office:value="1298057" table:style-name="ce28">
            <text:p>1.298.057</text:p>
          </table:table-cell>
          <table:table-cell office:value-type="percentage" office:value="0.95920739547463163" table:style-name="ce29">
            <text:p>95,9%</text:p>
          </table:table-cell>
          <table:table-cell office:value-type="float" office:value="1279973" table:style-name="ce28">
            <text:p>1.279.973</text:p>
          </table:table-cell>
          <table:table-cell office:value-type="percentage" office:value="0.94584410977934763" table:style-name="ce29">
            <text:p>94,6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38978" table:style-name="ce28">
            <text:p>38.978</text:p>
          </table:table-cell>
          <table:table-cell office:value-type="float" office:value="35464" table:style-name="ce28">
            <text:p>35.464</text:p>
          </table:table-cell>
          <table:table-cell office:value-type="percentage" office:value="0.90984658012212016" table:style-name="ce29">
            <text:p>91,0%</text:p>
          </table:table-cell>
          <table:table-cell office:value-type="float" office:value="34686" table:style-name="ce28">
            <text:p>34.686</text:p>
          </table:table-cell>
          <table:table-cell office:value-type="percentage" office:value="0.88988660269895836" table:style-name="ce29">
            <text:p>89,0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37225" table:style-name="ce28">
            <text:p>37.225</text:p>
          </table:table-cell>
          <table:table-cell office:value-type="float" office:value="32100" table:style-name="ce28">
            <text:p>32.100</text:p>
          </table:table-cell>
          <table:table-cell office:value-type="percentage" office:value="0.86232370718603091" table:style-name="ce29">
            <text:p>86,2%</text:p>
          </table:table-cell>
          <table:table-cell office:value-type="float" office:value="31336" table:style-name="ce28">
            <text:p>31.336</text:p>
          </table:table-cell>
          <table:table-cell office:value-type="percentage" office:value="0.84179986568166554" table:style-name="ce29">
            <text:p>84,2%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28">
            <text:p>-</text:p>
          </table:table-cell>
          <table:table-cell office:value-type="float" office:value="35062" table:style-name="ce28">
            <text:p>35.062</text:p>
          </table:table-cell>
          <table:table-cell office:value-type="string" table:style-name="ce29">
            <text:p>-</text:p>
          </table:table-cell>
          <table:table-cell office:value-type="float" office:value="32982" table:style-name="ce28">
            <text:p>32.982</text:p>
          </table:table-cell>
          <table:table-cell office:value-type="string" table:style-name="ce29">
            <text:p>-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28">
            <text:p>-</text:p>
          </table:table-cell>
          <table:table-cell office:value-type="float" office:value="2087" table:style-name="ce28">
            <text:p>2.087</text:p>
          </table:table-cell>
          <table:table-cell office:value-type="string" table:style-name="ce29">
            <text:p>-</text:p>
          </table:table-cell>
          <table:table-cell office:value-type="float" office:value="1985" table:style-name="ce28">
            <text:p>1.985</text:p>
          </table:table-cell>
          <table:table-cell office:value-type="string" table:style-name="ce29">
            <text:p>-</text:p>
          </table:table-cell>
          <table:table-cell office:value-type="date" office:date-value="2021-10-04T00:00:00" table:style-name="ce30">
            <text:p>04/10/2021</text:p>
          </table:table-cell>
          <table:table-cell table:number-columns-repeated="16377" table:style-name="ce23"/>
        </table:table-row>
        <table:table-row table:style-name="ro2">
          <table:table-cell office:value-type="string" table:style-name="ce14">
            <text:p>Totales</text:p>
          </table:table-cell>
          <table:table-cell office:value-type="float" office:value="27056098" table:style-name="ce19">
            <text:p>27.056.098</text:p>
          </table:table-cell>
          <table:table-cell office:value-type="float" office:value="25749428" table:style-name="ce19">
            <text:p>25.749.428</text:p>
          </table:table-cell>
          <table:table-cell office:value-type="percentage" office:value="0.95170515718859383" table:style-name="ce31">
            <text:p>95,2%</text:p>
          </table:table-cell>
          <table:table-cell office:value-type="float" office:value="25398344" table:style-name="ce19">
            <text:p>25.398.344</text:p>
          </table:table-cell>
          <table:table-cell office:value-type="percentage" office:value="0.93872900667346781" table:style-name="ce31">
            <text:p>93,9%</text:p>
          </table:table-cell>
          <table:table-cell table:style-name="ce32"/>
          <table:table-cell table:number-columns-repeated="16377" table:style-name="ce23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2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3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48"/>
        <table:table-column table:style-name="co4" table:default-cell-style-name="ce52"/>
        <table:table-column table:style-name="co4" table:default-cell-style-name="ce23"/>
        <table:table-column table:style-name="co4" table:default-cell-style-name="ce52"/>
        <table:table-column table:style-name="co4" table:number-columns-repeated="2" table:default-cell-style-name="ce23"/>
        <table:table-column table:style-name="co4" table:default-cell-style-name="ce52"/>
        <table:table-column table:style-name="co4" table:number-columns-repeated="2" table:default-cell-style-name="ce23"/>
        <table:table-column table:style-name="co3" table:number-columns-repeated="20" table:default-cell-style-name="ce23"/>
        <table:table-column table:style-name="co4" table:number-columns-repeated="16344" table:default-cell-style-name="ce23"/>
        <table:table-row table:style-name="ro1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40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30-3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0-2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12-19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office:value-type="string" table:style-name="ce37">
            <text:p>% Con al menos 1 dosis sobre Total Población INE</text:p>
          </table:table-cell>
          <table:table-cell table:number-columns-repeated="16363" table:style-name="ce38"/>
        </table:table-row>
        <table:table-row table:style-name="ro5">
          <table:table-cell office:value-type="string" table:style-name="ce39">
            <text:p>Andalucía</text:p>
          </table:table-cell>
          <table:table-cell office:value-type="float" office:value="433925" table:style-name="ce40">
            <text:p>433.925</text:p>
          </table:table-cell>
          <table:table-cell office:value-type="percentage" office:value="1" table:style-name="ce41">
            <text:p>100,0%</text:p>
          </table:table-cell>
          <table:table-cell office:value-type="float" office:value="653782" table:style-name="ce40">
            <text:p>653.782</text:p>
          </table:table-cell>
          <table:table-cell office:value-type="percentage" office:value="1" table:style-name="ce41">
            <text:p>100,0%</text:p>
          </table:table-cell>
          <table:table-cell office:value-type="float" office:value="927226" table:style-name="ce40">
            <text:p>927.226</text:p>
          </table:table-cell>
          <table:table-cell office:value-type="percentage" office:value="1" table:style-name="ce41">
            <text:p>100,0%</text:p>
          </table:table-cell>
          <table:table-cell office:value-type="float" office:value="1211454" table:style-name="ce40">
            <text:p>1.211.454</text:p>
          </table:table-cell>
          <table:table-cell office:value-type="percentage" office:value="0.957655248410896" table:style-name="ce41">
            <text:p>95,8%</text:p>
          </table:table-cell>
          <table:table-cell office:value-type="float" office:value="1243743" table:style-name="ce40">
            <text:p>1.243.743</text:p>
          </table:table-cell>
          <table:table-cell office:value-type="percentage" office:value="0.89793547679107999" table:style-name="ce41">
            <text:p>89,8%</text:p>
          </table:table-cell>
          <table:table-cell office:value-type="float" office:value="919161" table:style-name="ce40">
            <text:p>919.161</text:p>
          </table:table-cell>
          <table:table-cell office:value-type="percentage" office:value="0.8061281317503598" table:style-name="ce41">
            <text:p>80,6%</text:p>
          </table:table-cell>
          <table:table-cell office:value-type="float" office:value="752658" table:style-name="ce40">
            <text:p>752.658</text:p>
          </table:table-cell>
          <table:table-cell office:value-type="percentage" office:value="0.81046698942145345" table:style-name="ce41">
            <text:p>81,0%</text:p>
          </table:table-cell>
          <table:table-cell office:value-type="float" office:value="651081" table:style-name="ce40">
            <text:p>651.081</text:p>
          </table:table-cell>
          <table:table-cell office:value-type="percentage" office:value="0.86475620494961525" table:style-name="ce41">
            <text:p>86,5%</text:p>
          </table:table-cell>
          <table:table-cell office:value-type="float" office:value="6793030" table:style-name="ce40">
            <text:p>6.793.030</text:p>
          </table:table-cell>
          <table:table-cell office:value-type="float" office:value="7451975" table:style-name="ce40">
            <text:p>7.451.975</text:p>
          </table:table-cell>
          <table:table-cell office:value-type="percentage" office:value="0.91157444838448864" table:style-name="ce41">
            <text:p>91,2%</text:p>
          </table:table-cell>
          <table:table-cell office:value-type="percentage" office:value="0.80254018856125964" table:style-name="ce41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ragón</text:p>
          </table:table-cell>
          <table:table-cell office:value-type="float" office:value="101208" table:style-name="ce43">
            <text:p>101.208</text:p>
          </table:table-cell>
          <table:table-cell office:value-type="percentage" office:value="1" table:style-name="ce44">
            <text:p>100,0%</text:p>
          </table:table-cell>
          <table:table-cell office:value-type="float" office:value="119201" table:style-name="ce43">
            <text:p>119.201</text:p>
          </table:table-cell>
          <table:table-cell office:value-type="percentage" office:value="1" table:style-name="ce44">
            <text:p>100,0%</text:p>
          </table:table-cell>
          <table:table-cell office:value-type="float" office:value="154315" table:style-name="ce43">
            <text:p>154.315</text:p>
          </table:table-cell>
          <table:table-cell office:value-type="percentage" office:value="0.98687702648256981" table:style-name="ce44">
            <text:p>98,7%</text:p>
          </table:table-cell>
          <table:table-cell office:value-type="float" office:value="185550" table:style-name="ce43">
            <text:p>185.550</text:p>
          </table:table-cell>
          <table:table-cell office:value-type="percentage" office:value="0.93586394036294673" table:style-name="ce44">
            <text:p>93,6%</text:p>
          </table:table-cell>
          <table:table-cell office:value-type="float" office:value="186929" table:style-name="ce43">
            <text:p>186.929</text:p>
          </table:table-cell>
          <table:table-cell office:value-type="percentage" office:value="0.86966777238616755" table:style-name="ce44">
            <text:p>87,0%</text:p>
          </table:table-cell>
          <table:table-cell office:value-type="float" office:value="124227" table:style-name="ce43">
            <text:p>124.227</text:p>
          </table:table-cell>
          <table:table-cell office:value-type="percentage" office:value="0.75616303275994301" table:style-name="ce44">
            <text:p>75,6%</text:p>
          </table:table-cell>
          <table:table-cell office:value-type="float" office:value="102270" table:style-name="ce43">
            <text:p>102.270</text:p>
          </table:table-cell>
          <table:table-cell office:value-type="percentage" office:value="0.78427312673982563" table:style-name="ce44">
            <text:p>78,4%</text:p>
          </table:table-cell>
          <table:table-cell office:value-type="float" office:value="86792" table:style-name="ce43">
            <text:p>86.792</text:p>
          </table:table-cell>
          <table:table-cell office:value-type="percentage" office:value="0.84174999272614415" table:style-name="ce44">
            <text:p>84,2%</text:p>
          </table:table-cell>
          <table:table-cell office:value-type="float" office:value="1060492" table:style-name="ce43">
            <text:p>1.060.492</text:p>
          </table:table-cell>
          <table:table-cell office:value-type="float" office:value="1185134" table:style-name="ce43">
            <text:p>1.185.134</text:p>
          </table:table-cell>
          <table:table-cell office:value-type="percentage" office:value="0.8948287704175224" table:style-name="ce44">
            <text:p>89,5%</text:p>
          </table:table-cell>
          <table:table-cell office:value-type="percentage" office:value="0.79772768132174809" table:style-name="ce44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sturias<text:s/></text:p>
          </table:table-cell>
          <table:table-cell office:value-type="float" office:value="88907" table:style-name="ce43">
            <text:p>88.907</text:p>
          </table:table-cell>
          <table:table-cell office:value-type="percentage" office:value="1" table:style-name="ce44">
            <text:p>100,0%</text:p>
          </table:table-cell>
          <table:table-cell office:value-type="float" office:value="114317" table:style-name="ce43">
            <text:p>114.317</text:p>
          </table:table-cell>
          <table:table-cell office:value-type="percentage" office:value="1" table:style-name="ce44">
            <text:p>100,0%</text:p>
          </table:table-cell>
          <table:table-cell office:value-type="float" office:value="148085" table:style-name="ce43">
            <text:p>148.085</text:p>
          </table:table-cell>
          <table:table-cell office:value-type="percentage" office:value="0.98952904070777536" table:style-name="ce44">
            <text:p>99,0%</text:p>
          </table:table-cell>
          <table:table-cell office:value-type="float" office:value="153036" table:style-name="ce43">
            <text:p>153.036</text:p>
          </table:table-cell>
          <table:table-cell office:value-type="percentage" office:value="0.94092040948077105" table:style-name="ce44">
            <text:p>94,1%</text:p>
          </table:table-cell>
          <table:table-cell office:value-type="float" office:value="150402" table:style-name="ce43">
            <text:p>150.402</text:p>
          </table:table-cell>
          <table:table-cell office:value-type="percentage" office:value="0.90064853017791169" table:style-name="ce44">
            <text:p>90,1%</text:p>
          </table:table-cell>
          <table:table-cell office:value-type="float" office:value="90633" table:style-name="ce43">
            <text:p>90.633</text:p>
          </table:table-cell>
          <table:table-cell office:value-type="percentage" office:value="0.79189347406313615" table:style-name="ce44">
            <text:p>79,2%</text:p>
          </table:table-cell>
          <table:table-cell office:value-type="float" office:value="66211" table:style-name="ce43">
            <text:p>66.211</text:p>
          </table:table-cell>
          <table:table-cell office:value-type="percentage" office:value="0.83693797322749053" table:style-name="ce44">
            <text:p>83,7%</text:p>
          </table:table-cell>
          <table:table-cell office:value-type="float" office:value="60213" table:style-name="ce43">
            <text:p>60.213</text:p>
          </table:table-cell>
          <table:table-cell office:value-type="percentage" office:value="0.94082812500000002" table:style-name="ce44">
            <text:p>94,1%</text:p>
          </table:table-cell>
          <table:table-cell office:value-type="float" office:value="871804" table:style-name="ce43">
            <text:p>871.804</text:p>
          </table:table-cell>
          <table:table-cell office:value-type="float" office:value="933927" table:style-name="ce43">
            <text:p>933.927</text:p>
          </table:table-cell>
          <table:table-cell office:value-type="percentage" office:value="0.93348195308626902" table:style-name="ce44">
            <text:p>93,3%</text:p>
          </table:table-cell>
          <table:table-cell office:value-type="percentage" office:value="0.85572996827590542" table:style-name="ce44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Baleares</text:p>
          </table:table-cell>
          <table:table-cell office:value-type="float" office:value="51441" table:style-name="ce43">
            <text:p>51.441</text:p>
          </table:table-cell>
          <table:table-cell office:value-type="percentage" office:value="1" table:style-name="ce44">
            <text:p>100,0%</text:p>
          </table:table-cell>
          <table:table-cell office:value-type="float" office:value="79130" table:style-name="ce43">
            <text:p>79.130</text:p>
          </table:table-cell>
          <table:table-cell office:value-type="percentage" office:value="0.98278603010581744" table:style-name="ce44">
            <text:p>98,3%</text:p>
          </table:table-cell>
          <table:table-cell office:value-type="float" office:value="110022" table:style-name="ce43">
            <text:p>110.022</text:p>
          </table:table-cell>
          <table:table-cell office:value-type="percentage" office:value="0.9385060265629398" table:style-name="ce44">
            <text:p>93,9%</text:p>
          </table:table-cell>
          <table:table-cell office:value-type="float" office:value="149490" table:style-name="ce43">
            <text:p>149.490</text:p>
          </table:table-cell>
          <table:table-cell office:value-type="percentage" office:value="0.90164478247495428" table:style-name="ce44">
            <text:p>90,2%</text:p>
          </table:table-cell>
          <table:table-cell office:value-type="float" office:value="166216" table:style-name="ce43">
            <text:p>166.216</text:p>
          </table:table-cell>
          <table:table-cell office:value-type="percentage" office:value="0.80620064800263858" table:style-name="ce44">
            <text:p>80,6%</text:p>
          </table:table-cell>
          <table:table-cell office:value-type="float" office:value="123877" table:style-name="ce43">
            <text:p>123.877</text:p>
          </table:table-cell>
          <table:table-cell office:value-type="percentage" office:value="0.67994423312310981" table:style-name="ce44">
            <text:p>68,0%</text:p>
          </table:table-cell>
          <table:table-cell office:value-type="float" office:value="94760" table:style-name="ce43">
            <text:p>94.760</text:p>
          </table:table-cell>
          <table:table-cell office:value-type="percentage" office:value="0.68695538704672976" table:style-name="ce44">
            <text:p>68,7%</text:p>
          </table:table-cell>
          <table:table-cell office:value-type="float" office:value="73029" table:style-name="ce43">
            <text:p>73.029</text:p>
          </table:table-cell>
          <table:table-cell office:value-type="percentage" office:value="0.76486175115207378" table:style-name="ce44">
            <text:p>76,5%</text:p>
          </table:table-cell>
          <table:table-cell office:value-type="float" office:value="847965" table:style-name="ce43">
            <text:p>847.965</text:p>
          </table:table-cell>
          <table:table-cell office:value-type="float" office:value="1034867" table:style-name="ce43">
            <text:p>1.034.867</text:p>
          </table:table-cell>
          <table:table-cell office:value-type="percentage" office:value="0.81939514932836777" table:style-name="ce44">
            <text:p>81,9%</text:p>
          </table:table-cell>
          <table:table-cell office:value-type="percentage" office:value="0.72380185789168638" table:style-name="ce44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arias</text:p>
          </table:table-cell>
          <table:table-cell office:value-type="float" office:value="92944" table:style-name="ce43">
            <text:p>92.944</text:p>
          </table:table-cell>
          <table:table-cell office:value-type="percentage" office:value="1" table:style-name="ce44">
            <text:p>100,0%</text:p>
          </table:table-cell>
          <table:table-cell office:value-type="float" office:value="151237" table:style-name="ce43">
            <text:p>151.237</text:p>
          </table:table-cell>
          <table:table-cell office:value-type="percentage" office:value="0.97868388866958733" table:style-name="ce44">
            <text:p>97,9%</text:p>
          </table:table-cell>
          <table:table-cell office:value-type="float" office:value="224073" table:style-name="ce43">
            <text:p>224.073</text:p>
          </table:table-cell>
          <table:table-cell office:value-type="percentage" office:value="0.95312898780052069" table:style-name="ce44">
            <text:p>95,3%</text:p>
          </table:table-cell>
          <table:table-cell office:value-type="float" office:value="319989" table:style-name="ce43">
            <text:p>319.989</text:p>
          </table:table-cell>
          <table:table-cell office:value-type="percentage" office:value="0.91291881590359247" table:style-name="ce44">
            <text:p>91,3%</text:p>
          </table:table-cell>
          <table:table-cell office:value-type="float" office:value="316697" table:style-name="ce43">
            <text:p>316.697</text:p>
          </table:table-cell>
          <table:table-cell office:value-type="percentage" office:value="0.81638929274806404" table:style-name="ce44">
            <text:p>81,6%</text:p>
          </table:table-cell>
          <table:table-cell office:value-type="float" office:value="227421" table:style-name="ce43">
            <text:p>227.421</text:p>
          </table:table-cell>
          <table:table-cell office:value-type="percentage" office:value="0.73141245408993549" table:style-name="ce44">
            <text:p>73,1%</text:p>
          </table:table-cell>
          <table:table-cell office:value-type="float" office:value="184901" table:style-name="ce43">
            <text:p>184.901</text:p>
          </table:table-cell>
          <table:table-cell office:value-type="percentage" office:value="0.73446859557970667" table:style-name="ce44">
            <text:p>73,4%</text:p>
          </table:table-cell>
          <table:table-cell office:value-type="float" office:value="146618" table:style-name="ce43">
            <text:p>146.618</text:p>
          </table:table-cell>
          <table:table-cell office:value-type="percentage" office:value="0.81546410674260417" table:style-name="ce44">
            <text:p>81,5%</text:p>
          </table:table-cell>
          <table:table-cell office:value-type="float" office:value="1663880" table:style-name="ce43">
            <text:p>1.663.880</text:p>
          </table:table-cell>
          <table:table-cell office:value-type="float" office:value="1960774" table:style-name="ce43">
            <text:p>1.960.774</text:p>
          </table:table-cell>
          <table:table-cell office:value-type="percentage" office:value="0.84858326354796632" table:style-name="ce44">
            <text:p>84,9%</text:p>
          </table:table-cell>
          <table:table-cell office:value-type="percentage" office:value="0.76466760296183001" table:style-name="ce44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tabria</text:p>
          </table:table-cell>
          <table:table-cell office:value-type="float" office:value="42303" table:style-name="ce43">
            <text:p>42.303</text:p>
          </table:table-cell>
          <table:table-cell office:value-type="percentage" office:value="1" table:style-name="ce44">
            <text:p>100,0%</text:p>
          </table:table-cell>
          <table:table-cell office:value-type="float" office:value="55897" table:style-name="ce43">
            <text:p>55.897</text:p>
          </table:table-cell>
          <table:table-cell office:value-type="percentage" office:value="1" table:style-name="ce44">
            <text:p>100,0%</text:p>
          </table:table-cell>
          <table:table-cell office:value-type="float" office:value="76588" table:style-name="ce43">
            <text:p>76.588</text:p>
          </table:table-cell>
          <table:table-cell office:value-type="percentage" office:value="0.99021268343137891" table:style-name="ce44">
            <text:p>99,0%</text:p>
          </table:table-cell>
          <table:table-cell office:value-type="float" office:value="84132" table:style-name="ce43">
            <text:p>84.132</text:p>
          </table:table-cell>
          <table:table-cell office:value-type="percentage" office:value="0.9351740696278511" table:style-name="ce44">
            <text:p>93,5%</text:p>
          </table:table-cell>
          <table:table-cell office:value-type="float" office:value="87733" table:style-name="ce43">
            <text:p>87.733</text:p>
          </table:table-cell>
          <table:table-cell office:value-type="percentage" office:value="0.89734987572748004" table:style-name="ce44">
            <text:p>89,7%</text:p>
          </table:table-cell>
          <table:table-cell office:value-type="float" office:value="54200" table:style-name="ce43">
            <text:p>54.200</text:p>
          </table:table-cell>
          <table:table-cell office:value-type="percentage" office:value="0.76908887091510225" table:style-name="ce44">
            <text:p>76,9%</text:p>
          </table:table-cell>
          <table:table-cell office:value-type="float" office:value="40508" table:style-name="ce43">
            <text:p>40.508</text:p>
          </table:table-cell>
          <table:table-cell office:value-type="percentage" office:value="0.80205920205920211" table:style-name="ce44">
            <text:p>80,2%</text:p>
          </table:table-cell>
          <table:table-cell office:value-type="float" office:value="38404" table:style-name="ce43">
            <text:p>38.404</text:p>
          </table:table-cell>
          <table:table-cell office:value-type="percentage" office:value="0.8735527602756864" table:style-name="ce44">
            <text:p>87,4%</text:p>
          </table:table-cell>
          <table:table-cell office:value-type="float" office:value="479765" table:style-name="ce43">
            <text:p>479.765</text:p>
          </table:table-cell>
          <table:table-cell office:value-type="float" office:value="524127" table:style-name="ce43">
            <text:p>524.127</text:p>
          </table:table-cell>
          <table:table-cell office:value-type="percentage" office:value="0.91536020849908517" table:style-name="ce44">
            <text:p>91,5%</text:p>
          </table:table-cell>
          <table:table-cell office:value-type="percentage" office:value="0.82305864592000411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y Leon</text:p>
          </table:table-cell>
          <table:table-cell office:value-type="float" office:value="229265" table:style-name="ce43">
            <text:p>229.265</text:p>
          </table:table-cell>
          <table:table-cell office:value-type="percentage" office:value="1" table:style-name="ce44">
            <text:p>100,0%</text:p>
          </table:table-cell>
          <table:table-cell office:value-type="float" office:value="250393" table:style-name="ce43">
            <text:p>250.393</text:p>
          </table:table-cell>
          <table:table-cell office:value-type="percentage" office:value="1" table:style-name="ce44">
            <text:p>100,0%</text:p>
          </table:table-cell>
          <table:table-cell office:value-type="float" office:value="320103" table:style-name="ce43">
            <text:p>320.103</text:p>
          </table:table-cell>
          <table:table-cell office:value-type="percentage" office:value="1" table:style-name="ce44">
            <text:p>100,0%</text:p>
          </table:table-cell>
          <table:table-cell office:value-type="float" office:value="352157" table:style-name="ce43">
            <text:p>352.157</text:p>
          </table:table-cell>
          <table:table-cell office:value-type="percentage" office:value="0.92387223716140876" table:style-name="ce44">
            <text:p>92,4%</text:p>
          </table:table-cell>
          <table:table-cell office:value-type="float" office:value="319391" table:style-name="ce43">
            <text:p>319.391</text:p>
          </table:table-cell>
          <table:table-cell office:value-type="percentage" office:value="0.87912635388998228" table:style-name="ce44">
            <text:p>87,9%</text:p>
          </table:table-cell>
          <table:table-cell office:value-type="float" office:value="210239" table:style-name="ce43">
            <text:p>210.239</text:p>
          </table:table-cell>
          <table:table-cell office:value-type="percentage" office:value="0.78510958499979466" table:style-name="ce44">
            <text:p>78,5%</text:p>
          </table:table-cell>
          <table:table-cell office:value-type="float" office:value="170085" table:style-name="ce43">
            <text:p>170.085</text:p>
          </table:table-cell>
          <table:table-cell office:value-type="percentage" office:value="0.80606712605328756" table:style-name="ce44">
            <text:p>80,6%</text:p>
          </table:table-cell>
          <table:table-cell office:value-type="float" office:value="140569" table:style-name="ce43">
            <text:p>140.569</text:p>
          </table:table-cell>
          <table:table-cell office:value-type="percentage" office:value="0.85017116038272189" table:style-name="ce44">
            <text:p>85,0%</text:p>
          </table:table-cell>
          <table:table-cell office:value-type="float" office:value="1992202" table:style-name="ce43">
            <text:p>1.992.202</text:p>
          </table:table-cell>
          <table:table-cell office:value-type="float" office:value="2176253" table:style-name="ce43">
            <text:p>2.176.253</text:p>
          </table:table-cell>
          <table:table-cell office:value-type="percentage" office:value="0.91542757206997527" table:style-name="ce44">
            <text:p>91,5%</text:p>
          </table:table-cell>
          <table:table-cell office:value-type="percentage" office:value="0.83184559972408245" table:style-name="ce44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- La Mancha</text:p>
          </table:table-cell>
          <table:table-cell office:value-type="float" office:value="138037" table:style-name="ce43">
            <text:p>138.037</text:p>
          </table:table-cell>
          <table:table-cell office:value-type="percentage" office:value="1" table:style-name="ce44">
            <text:p>100,0%</text:p>
          </table:table-cell>
          <table:table-cell office:value-type="float" office:value="158273" table:style-name="ce43">
            <text:p>158.273</text:p>
          </table:table-cell>
          <table:table-cell office:value-type="percentage" office:value="0.99479575866902159" table:style-name="ce44">
            <text:p>99,5%</text:p>
          </table:table-cell>
          <table:table-cell office:value-type="float" office:value="221981" table:style-name="ce43">
            <text:p>221.981</text:p>
          </table:table-cell>
          <table:table-cell office:value-type="percentage" office:value="1" table:style-name="ce44">
            <text:p>100,0%</text:p>
          </table:table-cell>
          <table:table-cell office:value-type="float" office:value="285733" table:style-name="ce43">
            <text:p>285.733</text:p>
          </table:table-cell>
          <table:table-cell office:value-type="percentage" office:value="0.92927949316699077" table:style-name="ce44">
            <text:p>92,9%</text:p>
          </table:table-cell>
          <table:table-cell office:value-type="float" office:value="285911" table:style-name="ce43">
            <text:p>285.911</text:p>
          </table:table-cell>
          <table:table-cell office:value-type="percentage" office:value="0.86481148198000635" table:style-name="ce44">
            <text:p>86,5%</text:p>
          </table:table-cell>
          <table:table-cell office:value-type="float" office:value="203609" table:style-name="ce43">
            <text:p>203.609</text:p>
          </table:table-cell>
          <table:table-cell office:value-type="percentage" office:value="0.76573235903588177" table:style-name="ce44">
            <text:p>76,6%</text:p>
          </table:table-cell>
          <table:table-cell office:value-type="float" office:value="169858" table:style-name="ce43">
            <text:p>169.858</text:p>
          </table:table-cell>
          <table:table-cell office:value-type="percentage" office:value="0.77884716789934383" table:style-name="ce44">
            <text:p>77,9%</text:p>
          </table:table-cell>
          <table:table-cell office:value-type="float" office:value="145424" table:style-name="ce43">
            <text:p>145.424</text:p>
          </table:table-cell>
          <table:table-cell office:value-type="percentage" office:value="0.83590462833099577" table:style-name="ce44">
            <text:p>83,6%</text:p>
          </table:table-cell>
          <table:table-cell office:value-type="float" office:value="1608826" table:style-name="ce43">
            <text:p>1.608.826</text:p>
          </table:table-cell>
          <table:table-cell office:value-type="float" office:value="1808784" table:style-name="ce43">
            <text:p>1.808.784</text:p>
          </table:table-cell>
          <table:table-cell office:value-type="percentage" office:value="0.88945169793629308" table:style-name="ce44">
            <text:p>88,9%</text:p>
          </table:table-cell>
          <table:table-cell office:value-type="percentage" office:value="0.78662697087503008" table:style-name="ce44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taluña</text:p>
          </table:table-cell>
          <table:table-cell office:value-type="float" office:value="458543" table:style-name="ce43">
            <text:p>458.543</text:p>
          </table:table-cell>
          <table:table-cell office:value-type="percentage" office:value="1" table:style-name="ce44">
            <text:p>100,0%</text:p>
          </table:table-cell>
          <table:table-cell office:value-type="float" office:value="617855" table:style-name="ce43">
            <text:p>617.855</text:p>
          </table:table-cell>
          <table:table-cell office:value-type="percentage" office:value="0.97255277887963332" table:style-name="ce44">
            <text:p>97,3%</text:p>
          </table:table-cell>
          <table:table-cell office:value-type="float" office:value="797788" table:style-name="ce43">
            <text:p>797.788</text:p>
          </table:table-cell>
          <table:table-cell office:value-type="percentage" office:value="0.95248715352728797" table:style-name="ce44">
            <text:p>95,2%</text:p>
          </table:table-cell>
          <table:table-cell office:value-type="float" office:value="1021614" table:style-name="ce43">
            <text:p>1.021.614</text:p>
          </table:table-cell>
          <table:table-cell office:value-type="percentage" office:value="0.93573247357526246" table:style-name="ce44">
            <text:p>93,6%</text:p>
          </table:table-cell>
          <table:table-cell office:value-type="float" office:value="1120363" table:style-name="ce43">
            <text:p>1.120.363</text:p>
          </table:table-cell>
          <table:table-cell office:value-type="percentage" office:value="0.85085152515084428" table:style-name="ce44">
            <text:p>85,1%</text:p>
          </table:table-cell>
          <table:table-cell office:value-type="float" office:value="763117" table:style-name="ce43">
            <text:p>763.117</text:p>
          </table:table-cell>
          <table:table-cell office:value-type="percentage" office:value="0.73049876896803911" table:style-name="ce44">
            <text:p>73,0%</text:p>
          </table:table-cell>
          <table:table-cell office:value-type="float" office:value="615477" table:style-name="ce43">
            <text:p>615.477</text:p>
          </table:table-cell>
          <table:table-cell office:value-type="percentage" office:value="0.73364086609808865" table:style-name="ce44">
            <text:p>73,4%</text:p>
          </table:table-cell>
          <table:table-cell office:value-type="float" office:value="512083" table:style-name="ce43">
            <text:p>512.083</text:p>
          </table:table-cell>
          <table:table-cell office:value-type="percentage" office:value="0.78041684573720671" table:style-name="ce44">
            <text:p>78,0%</text:p>
          </table:table-cell>
          <table:table-cell office:value-type="float" office:value="5906840" table:style-name="ce43">
            <text:p>5.906.840</text:p>
          </table:table-cell>
          <table:table-cell office:value-type="float" office:value="6868360" table:style-name="ce43">
            <text:p>6.868.360</text:p>
          </table:table-cell>
          <table:table-cell office:value-type="percentage" office:value="0.86000733799626117" table:style-name="ce44">
            <text:p>86,0%</text:p>
          </table:table-cell>
          <table:table-cell office:value-type="percentage" office:value="0.75918719143127311" table:style-name="ce44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. Valenciana</text:p>
          </table:table-cell>
          <table:table-cell office:value-type="float" office:value="297145" table:style-name="ce43">
            <text:p>297.145</text:p>
          </table:table-cell>
          <table:table-cell office:value-type="percentage" office:value="1" table:style-name="ce44">
            <text:p>100,0%</text:p>
          </table:table-cell>
          <table:table-cell office:value-type="float" office:value="434184" table:style-name="ce43">
            <text:p>434.184</text:p>
          </table:table-cell>
          <table:table-cell office:value-type="percentage" office:value="0.99160009318004305" table:style-name="ce44">
            <text:p>99,2%</text:p>
          </table:table-cell>
          <table:table-cell office:value-type="float" office:value="569370" table:style-name="ce43">
            <text:p>569.370</text:p>
          </table:table-cell>
          <table:table-cell office:value-type="percentage" office:value="0.98044179030458323" table:style-name="ce44">
            <text:p>98,0%</text:p>
          </table:table-cell>
          <table:table-cell office:value-type="float" office:value="713932" table:style-name="ce43">
            <text:p>713.932</text:p>
          </table:table-cell>
          <table:table-cell office:value-type="percentage" office:value="0.94895618169589568" table:style-name="ce44">
            <text:p>94,9%</text:p>
          </table:table-cell>
          <table:table-cell office:value-type="float" office:value="750794" table:style-name="ce43">
            <text:p>750.794</text:p>
          </table:table-cell>
          <table:table-cell office:value-type="percentage" office:value="0.88163994795605383" table:style-name="ce44">
            <text:p>88,2%</text:p>
          </table:table-cell>
          <table:table-cell office:value-type="float" office:value="505617" table:style-name="ce43">
            <text:p>505.617</text:p>
          </table:table-cell>
          <table:table-cell office:value-type="percentage" office:value="0.77936028633128784" table:style-name="ce44">
            <text:p>77,9%</text:p>
          </table:table-cell>
          <table:table-cell office:value-type="float" office:value="419703" table:style-name="ce43">
            <text:p>419.703</text:p>
          </table:table-cell>
          <table:table-cell office:value-type="percentage" office:value="0.81317933992862212" table:style-name="ce44">
            <text:p>81,3%</text:p>
          </table:table-cell>
          <table:table-cell office:value-type="float" office:value="362566" table:style-name="ce43">
            <text:p>362.566</text:p>
          </table:table-cell>
          <table:table-cell office:value-type="percentage" office:value="0.85403892766370415" table:style-name="ce44">
            <text:p>85,4%</text:p>
          </table:table-cell>
          <table:table-cell office:value-type="float" office:value="4053311" table:style-name="ce43">
            <text:p>4.053.311</text:p>
          </table:table-cell>
          <table:table-cell office:value-type="float" office:value="4488459" table:style-name="ce43">
            <text:p>4.488.459</text:p>
          </table:table-cell>
          <table:table-cell office:value-type="percentage" office:value="0.90305180463940971" table:style-name="ce44">
            <text:p>90,3%</text:p>
          </table:table-cell>
          <table:table-cell office:value-type="percentage" office:value="0.80146887116639876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Extremadura</text:p>
          </table:table-cell>
          <table:table-cell office:value-type="float" office:value="78241" table:style-name="ce43">
            <text:p>78.241</text:p>
          </table:table-cell>
          <table:table-cell office:value-type="percentage" office:value="1" table:style-name="ce44">
            <text:p>100,0%</text:p>
          </table:table-cell>
          <table:table-cell office:value-type="float" office:value="95886" table:style-name="ce43">
            <text:p>95.886</text:p>
          </table:table-cell>
          <table:table-cell office:value-type="percentage" office:value="1" table:style-name="ce44">
            <text:p>100,0%</text:p>
          </table:table-cell>
          <table:table-cell office:value-type="float" office:value="132755" table:style-name="ce43">
            <text:p>132.755</text:p>
          </table:table-cell>
          <table:table-cell office:value-type="percentage" office:value="1" table:style-name="ce44">
            <text:p>100,0%</text:p>
          </table:table-cell>
          <table:table-cell office:value-type="float" office:value="161323" table:style-name="ce43">
            <text:p>161.323</text:p>
          </table:table-cell>
          <table:table-cell office:value-type="percentage" office:value="0.95335547465960668" table:style-name="ce44">
            <text:p>95,3%</text:p>
          </table:table-cell>
          <table:table-cell office:value-type="float" office:value="146004" table:style-name="ce43">
            <text:p>146.004</text:p>
          </table:table-cell>
          <table:table-cell office:value-type="percentage" office:value="0.91542001579996735" table:style-name="ce44">
            <text:p>91,5%</text:p>
          </table:table-cell>
          <table:table-cell office:value-type="float" office:value="112522" table:style-name="ce43">
            <text:p>112.522</text:p>
          </table:table-cell>
          <table:table-cell office:value-type="percentage" office:value="0.84299402902329201" table:style-name="ce44">
            <text:p>84,3%</text:p>
          </table:table-cell>
          <table:table-cell office:value-type="float" office:value="92026" table:style-name="ce43">
            <text:p>92.026</text:p>
          </table:table-cell>
          <table:table-cell office:value-type="percentage" office:value="0.81208965760677732" table:style-name="ce44">
            <text:p>81,2%</text:p>
          </table:table-cell>
          <table:table-cell office:value-type="float" office:value="74798" table:style-name="ce43">
            <text:p>74.798</text:p>
          </table:table-cell>
          <table:table-cell office:value-type="percentage" office:value="0.88257227138643068" table:style-name="ce44">
            <text:p>88,3%</text:p>
          </table:table-cell>
          <table:table-cell office:value-type="float" office:value="893555" table:style-name="ce43">
            <text:p>893.555</text:p>
          </table:table-cell>
          <table:table-cell office:value-type="float" office:value="953437" table:style-name="ce43">
            <text:p>953.437</text:p>
          </table:table-cell>
          <table:table-cell office:value-type="percentage" office:value="0.93719354293991108" table:style-name="ce44">
            <text:p>93,7%</text:p>
          </table:table-cell>
          <table:table-cell office:value-type="percentage" office:value="0.83981759175629023" table:style-name="ce44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Galicia</text:p>
          </table:table-cell>
          <table:table-cell office:value-type="float" office:value="242166" table:style-name="ce43">
            <text:p>242.166</text:p>
          </table:table-cell>
          <table:table-cell office:value-type="percentage" office:value="1" table:style-name="ce44">
            <text:p>100,0%</text:p>
          </table:table-cell>
          <table:table-cell office:value-type="float" office:value="291170" table:style-name="ce43">
            <text:p>291.170</text:p>
          </table:table-cell>
          <table:table-cell office:value-type="percentage" office:value="1" table:style-name="ce44">
            <text:p>100,0%</text:p>
          </table:table-cell>
          <table:table-cell office:value-type="float" office:value="345513" table:style-name="ce43">
            <text:p>345.513</text:p>
          </table:table-cell>
          <table:table-cell office:value-type="percentage" office:value="0.99592421460422509" table:style-name="ce44">
            <text:p>99,6%</text:p>
          </table:table-cell>
          <table:table-cell office:value-type="float" office:value="390292" table:style-name="ce43">
            <text:p>390.292</text:p>
          </table:table-cell>
          <table:table-cell office:value-type="percentage" office:value="0.96157323800349359" table:style-name="ce44">
            <text:p>96,2%</text:p>
          </table:table-cell>
          <table:table-cell office:value-type="float" office:value="406957" table:style-name="ce43">
            <text:p>406.957</text:p>
          </table:table-cell>
          <table:table-cell office:value-type="percentage" office:value="0.91818077212045457" table:style-name="ce44">
            <text:p>91,8%</text:p>
          </table:table-cell>
          <table:table-cell office:value-type="float" office:value="262102" table:style-name="ce43">
            <text:p>262.102</text:p>
          </table:table-cell>
          <table:table-cell office:value-type="percentage" office:value="0.81043758967001434" table:style-name="ce44">
            <text:p>81,0%</text:p>
          </table:table-cell>
          <table:table-cell office:value-type="float" office:value="197094" table:style-name="ce43">
            <text:p>197.094</text:p>
          </table:table-cell>
          <table:table-cell office:value-type="percentage" office:value="0.85329096332598786" table:style-name="ce44">
            <text:p>85,3%</text:p>
          </table:table-cell>
          <table:table-cell office:value-type="float" office:value="166762" table:style-name="ce43">
            <text:p>166.762</text:p>
          </table:table-cell>
          <table:table-cell office:value-type="percentage" office:value="0.9264195281294616" table:style-name="ce44">
            <text:p>92,6%</text:p>
          </table:table-cell>
          <table:table-cell office:value-type="float" office:value="2302056" table:style-name="ce43">
            <text:p>2.302.056</text:p>
          </table:table-cell>
          <table:table-cell office:value-type="float" office:value="2454497" table:style-name="ce43">
            <text:p>2.454.497</text:p>
          </table:table-cell>
          <table:table-cell office:value-type="percentage" office:value="0.93789318137280264" table:style-name="ce44">
            <text:p>93,8%</text:p>
          </table:table-cell>
          <table:table-cell office:value-type="percentage" office:value="0.85203931129361365" table:style-name="ce44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La Rioja</text:p>
          </table:table-cell>
          <table:table-cell office:value-type="float" office:value="23355" table:style-name="ce43">
            <text:p>23.355</text:p>
          </table:table-cell>
          <table:table-cell office:value-type="percentage" office:value="1" table:style-name="ce44">
            <text:p>100,0%</text:p>
          </table:table-cell>
          <table:table-cell office:value-type="float" office:value="28648" table:style-name="ce43">
            <text:p>28.648</text:p>
          </table:table-cell>
          <table:table-cell office:value-type="percentage" office:value="1" table:style-name="ce44">
            <text:p>100,0%</text:p>
          </table:table-cell>
          <table:table-cell office:value-type="float" office:value="37975" table:style-name="ce43">
            <text:p>37.975</text:p>
          </table:table-cell>
          <table:table-cell office:value-type="percentage" office:value="1" table:style-name="ce44">
            <text:p>100,0%</text:p>
          </table:table-cell>
          <table:table-cell office:value-type="float" office:value="45271" table:style-name="ce43">
            <text:p>45.271</text:p>
          </table:table-cell>
          <table:table-cell office:value-type="percentage" office:value="0.94979439409197719" table:style-name="ce44">
            <text:p>95,0%</text:p>
          </table:table-cell>
          <table:table-cell office:value-type="float" office:value="47326" table:style-name="ce43">
            <text:p>47.326</text:p>
          </table:table-cell>
          <table:table-cell office:value-type="percentage" office:value="0.89383723345987498" table:style-name="ce44">
            <text:p>89,4%</text:p>
          </table:table-cell>
          <table:table-cell office:value-type="float" office:value="30625" table:style-name="ce43">
            <text:p>30.625</text:p>
          </table:table-cell>
          <table:table-cell office:value-type="percentage" office:value="0.77888552608153816" table:style-name="ce44">
            <text:p>77,9%</text:p>
          </table:table-cell>
          <table:table-cell office:value-type="float" office:value="23299" table:style-name="ce43">
            <text:p>23.299</text:p>
          </table:table-cell>
          <table:table-cell office:value-type="percentage" office:value="0.76495502002757898" table:style-name="ce44">
            <text:p>76,5%</text:p>
          </table:table-cell>
          <table:table-cell office:value-type="float" office:value="21015" table:style-name="ce43">
            <text:p>21.015</text:p>
          </table:table-cell>
          <table:table-cell office:value-type="percentage" office:value="0.82308475638414536" table:style-name="ce44">
            <text:p>82,3%</text:p>
          </table:table-cell>
          <table:table-cell office:value-type="float" office:value="257514" table:style-name="ce43">
            <text:p>257.514</text:p>
          </table:table-cell>
          <table:table-cell office:value-type="float" office:value="283970" table:style-name="ce43">
            <text:p>283.970</text:p>
          </table:table-cell>
          <table:table-cell office:value-type="percentage" office:value="0.90683522907349368" table:style-name="ce44">
            <text:p>90,7%</text:p>
          </table:table-cell>
          <table:table-cell office:value-type="percentage" office:value="0.80494757966203412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adrid</text:p>
          </table:table-cell>
          <table:table-cell office:value-type="float" office:value="373609" table:style-name="ce43">
            <text:p>373.609</text:p>
          </table:table-cell>
          <table:table-cell office:value-type="percentage" office:value="1" table:style-name="ce44">
            <text:p>100,0%</text:p>
          </table:table-cell>
          <table:table-cell office:value-type="float" office:value="510458" table:style-name="ce43">
            <text:p>510.458</text:p>
          </table:table-cell>
          <table:table-cell office:value-type="percentage" office:value="0.97030305219158264" table:style-name="ce44">
            <text:p>97,0%</text:p>
          </table:table-cell>
          <table:table-cell office:value-type="float" office:value="687142" table:style-name="ce43">
            <text:p>687.142</text:p>
          </table:table-cell>
          <table:table-cell office:value-type="percentage" office:value="0.97699350085238224" table:style-name="ce44">
            <text:p>97,7%</text:p>
          </table:table-cell>
          <table:table-cell office:value-type="float" office:value="937018" table:style-name="ce43">
            <text:p>937.018</text:p>
          </table:table-cell>
          <table:table-cell office:value-type="percentage" office:value="0.9632343492844756" table:style-name="ce44">
            <text:p>96,3%</text:p>
          </table:table-cell>
          <table:table-cell office:value-type="float" office:value="1023751" table:style-name="ce43">
            <text:p>1.023.751</text:p>
          </table:table-cell>
          <table:table-cell office:value-type="percentage" office:value="0.8780244105556656" table:style-name="ce44">
            <text:p>87,8%</text:p>
          </table:table-cell>
          <table:table-cell office:value-type="float" office:value="734074" table:style-name="ce43">
            <text:p>734.074</text:p>
          </table:table-cell>
          <table:table-cell office:value-type="percentage" office:value="0.77300240090981842" table:style-name="ce44">
            <text:p>77,3%</text:p>
          </table:table-cell>
          <table:table-cell office:value-type="float" office:value="583704" table:style-name="ce43">
            <text:p>583.704</text:p>
          </table:table-cell>
          <table:table-cell office:value-type="percentage" office:value="0.78615980336038249" table:style-name="ce44">
            <text:p>78,6%</text:p>
          </table:table-cell>
          <table:table-cell office:value-type="float" office:value="441966" table:style-name="ce43">
            <text:p>441.966</text:p>
          </table:table-cell>
          <table:table-cell office:value-type="percentage" office:value="0.79843263925772567" table:style-name="ce44">
            <text:p>79,8%</text:p>
          </table:table-cell>
          <table:table-cell office:value-type="float" office:value="5291722" table:style-name="ce43">
            <text:p>5.291.722</text:p>
          </table:table-cell>
          <table:table-cell office:value-type="float" office:value="5977937" table:style-name="ce43">
            <text:p>5.977.937</text:p>
          </table:table-cell>
          <table:table-cell office:value-type="percentage" office:value="0.88520872668949169" table:style-name="ce44">
            <text:p>88,5%</text:p>
          </table:table-cell>
          <table:table-cell office:value-type="percentage" office:value="0.78050286376412115" table:style-name="ce44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urcia</text:p>
          </table:table-cell>
          <table:table-cell office:value-type="float" office:value="73931" table:style-name="ce43">
            <text:p>73.931</text:p>
          </table:table-cell>
          <table:table-cell office:value-type="percentage" office:value="1" table:style-name="ce44">
            <text:p>100,0%</text:p>
          </table:table-cell>
          <table:table-cell office:value-type="float" office:value="103187" table:style-name="ce43">
            <text:p>103.187</text:p>
          </table:table-cell>
          <table:table-cell office:value-type="percentage" office:value="1" table:style-name="ce44">
            <text:p>100,0%</text:p>
          </table:table-cell>
          <table:table-cell office:value-type="float" office:value="147944" table:style-name="ce43">
            <text:p>147.944</text:p>
          </table:table-cell>
          <table:table-cell office:value-type="percentage" office:value="1" table:style-name="ce44">
            <text:p>100,0%</text:p>
          </table:table-cell>
          <table:table-cell office:value-type="float" office:value="206822" table:style-name="ce43">
            <text:p>206.822</text:p>
          </table:table-cell>
          <table:table-cell office:value-type="percentage" office:value="0.969829688261995" table:style-name="ce44">
            <text:p>97,0%</text:p>
          </table:table-cell>
          <table:table-cell office:value-type="float" office:value="230265" table:style-name="ce43">
            <text:p>230.265</text:p>
          </table:table-cell>
          <table:table-cell office:value-type="percentage" office:value="0.90599511325676652" table:style-name="ce44">
            <text:p>90,6%</text:p>
          </table:table-cell>
          <table:table-cell office:value-type="float" office:value="164621" table:style-name="ce43">
            <text:p>164.621</text:p>
          </table:table-cell>
          <table:table-cell office:value-type="percentage" office:value="0.78764898111510362" table:style-name="ce44">
            <text:p>78,8%</text:p>
          </table:table-cell>
          <table:table-cell office:value-type="float" office:value="137864" table:style-name="ce43">
            <text:p>137.864</text:p>
          </table:table-cell>
          <table:table-cell office:value-type="percentage" office:value="0.80038084622172678" table:style-name="ce44">
            <text:p>80,0%</text:p>
          </table:table-cell>
          <table:table-cell office:value-type="float" office:value="116634" table:style-name="ce43">
            <text:p>116.634</text:p>
          </table:table-cell>
          <table:table-cell office:value-type="percentage" office:value="0.82197978772886804" table:style-name="ce44">
            <text:p>82,2%</text:p>
          </table:table-cell>
          <table:table-cell office:value-type="float" office:value="1181268" table:style-name="ce43">
            <text:p>1.181.268</text:p>
          </table:table-cell>
          <table:table-cell office:value-type="float" office:value="1310137" table:style-name="ce43">
            <text:p>1.310.137</text:p>
          </table:table-cell>
          <table:table-cell office:value-type="percentage" office:value="0.90163700437435168" table:style-name="ce44">
            <text:p>90,2%</text:p>
          </table:table-cell>
          <table:table-cell office:value-type="percentage" office:value="0.78164911057130815" table:style-name="ce44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Navarra</text:p>
          </table:table-cell>
          <table:table-cell office:value-type="float" office:value="42491" table:style-name="ce43">
            <text:p>42.491</text:p>
          </table:table-cell>
          <table:table-cell office:value-type="percentage" office:value="1" table:style-name="ce44">
            <text:p>100,0%</text:p>
          </table:table-cell>
          <table:table-cell office:value-type="float" office:value="55871" table:style-name="ce43">
            <text:p>55.871</text:p>
          </table:table-cell>
          <table:table-cell office:value-type="percentage" office:value="1" table:style-name="ce44">
            <text:p>100,0%</text:p>
          </table:table-cell>
          <table:table-cell office:value-type="float" office:value="72129" table:style-name="ce43">
            <text:p>72.129</text:p>
          </table:table-cell>
          <table:table-cell office:value-type="percentage" office:value="0.97677536428145817" table:style-name="ce44">
            <text:p>97,7%</text:p>
          </table:table-cell>
          <table:table-cell office:value-type="float" office:value="91408" table:style-name="ce43">
            <text:p>91.408</text:p>
          </table:table-cell>
          <table:table-cell office:value-type="percentage" office:value="0.94533269902992945" table:style-name="ce44">
            <text:p>94,5%</text:p>
          </table:table-cell>
          <table:table-cell office:value-type="float" office:value="94946" table:style-name="ce43">
            <text:p>94.946</text:p>
          </table:table-cell>
          <table:table-cell office:value-type="percentage" office:value="0.87911334975278232" table:style-name="ce44">
            <text:p>87,9%</text:p>
          </table:table-cell>
          <table:table-cell office:value-type="float" office:value="63435" table:style-name="ce43">
            <text:p>63.435</text:p>
          </table:table-cell>
          <table:table-cell office:value-type="percentage" office:value="0.77986501272421038" table:style-name="ce44">
            <text:p>78,0%</text:p>
          </table:table-cell>
          <table:table-cell office:value-type="float" office:value="55910" table:style-name="ce43">
            <text:p>55.910</text:p>
          </table:table-cell>
          <table:table-cell office:value-type="percentage" office:value="0.82067315454959122" table:style-name="ce44">
            <text:p>82,1%</text:p>
          </table:table-cell>
          <table:table-cell office:value-type="float" office:value="47428" table:style-name="ce43">
            <text:p>47.428</text:p>
          </table:table-cell>
          <table:table-cell office:value-type="percentage" office:value="0.84110094346314823" table:style-name="ce44">
            <text:p>84,1%</text:p>
          </table:table-cell>
          <table:table-cell office:value-type="float" office:value="523618" table:style-name="ce43">
            <text:p>523.618</text:p>
          </table:table-cell>
          <table:table-cell office:value-type="float" office:value="581354" table:style-name="ce43">
            <text:p>581.354</text:p>
          </table:table-cell>
          <table:table-cell office:value-type="percentage" office:value="0.90068701686063912" table:style-name="ce44">
            <text:p>90,1%</text:p>
          </table:table-cell>
          <table:table-cell office:value-type="percentage" office:value="0.79192434327439476" table:style-name="ce44">
            <text:p>79,2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País Vasco</text:p>
          </table:table-cell>
          <table:table-cell office:value-type="float" office:value="164116" table:style-name="ce43">
            <text:p>164.116</text:p>
          </table:table-cell>
          <table:table-cell office:value-type="percentage" office:value="1" table:style-name="ce44">
            <text:p>100,0%</text:p>
          </table:table-cell>
          <table:table-cell office:value-type="float" office:value="213642" table:style-name="ce43">
            <text:p>213.642</text:p>
          </table:table-cell>
          <table:table-cell office:value-type="percentage" office:value="1" table:style-name="ce44">
            <text:p>100,0%</text:p>
          </table:table-cell>
          <table:table-cell office:value-type="float" office:value="278253" table:style-name="ce43">
            <text:p>278.253</text:p>
          </table:table-cell>
          <table:table-cell office:value-type="percentage" office:value="0.99333854540391764" table:style-name="ce44">
            <text:p>99,3%</text:p>
          </table:table-cell>
          <table:table-cell office:value-type="float" office:value="323032" table:style-name="ce43">
            <text:p>323.032</text:p>
          </table:table-cell>
          <table:table-cell office:value-type="percentage" office:value="0.95015839306776639" table:style-name="ce44">
            <text:p>95,0%</text:p>
          </table:table-cell>
          <table:table-cell office:value-type="float" office:value="319014" table:style-name="ce43">
            <text:p>319.014</text:p>
          </table:table-cell>
          <table:table-cell office:value-type="percentage" office:value="0.88093048686532294" table:style-name="ce44">
            <text:p>88,1%</text:p>
          </table:table-cell>
          <table:table-cell office:value-type="float" office:value="200042" table:style-name="ce43">
            <text:p>200.042</text:p>
          </table:table-cell>
          <table:table-cell office:value-type="percentage" office:value="0.76778881029235102" table:style-name="ce44">
            <text:p>76,8%</text:p>
          </table:table-cell>
          <table:table-cell office:value-type="float" office:value="158717" table:style-name="ce43">
            <text:p>158.717</text:p>
          </table:table-cell>
          <table:table-cell office:value-type="percentage" office:value="0.78754453342860264" table:style-name="ce44">
            <text:p>78,8%</text:p>
          </table:table-cell>
          <table:table-cell office:value-type="float" office:value="141418" table:style-name="ce43">
            <text:p>141.418</text:p>
          </table:table-cell>
          <table:table-cell office:value-type="percentage" office:value="0.83874832449616266" table:style-name="ce44">
            <text:p>83,9%</text:p>
          </table:table-cell>
          <table:table-cell office:value-type="float" office:value="1798234" table:style-name="ce43">
            <text:p>1.798.234</text:p>
          </table:table-cell>
          <table:table-cell office:value-type="float" office:value="1983943" table:style-name="ce43">
            <text:p>1.983.943</text:p>
          </table:table-cell>
          <table:table-cell office:value-type="percentage" office:value="0.90639398410135774" table:style-name="ce44">
            <text:p>90,6%</text:p>
          </table:table-cell>
          <table:table-cell office:value-type="percentage" office:value="0.8098314616861757" table:style-name="ce44">
            <text:p>81,0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Ceuta</text:p>
          </table:table-cell>
          <table:table-cell office:value-type="float" office:value="2396" table:style-name="ce43">
            <text:p>2.396</text:p>
          </table:table-cell>
          <table:table-cell office:value-type="percentage" office:value="0.91976967370441454" table:style-name="ce44">
            <text:p>92,0%</text:p>
          </table:table-cell>
          <table:table-cell office:value-type="float" office:value="3885" table:style-name="ce43">
            <text:p>3.885</text:p>
          </table:table-cell>
          <table:table-cell office:value-type="percentage" office:value="0.89972209356183419" table:style-name="ce44">
            <text:p>90,0%</text:p>
          </table:table-cell>
          <table:table-cell office:value-type="float" office:value="7627" table:style-name="ce43">
            <text:p>7.627</text:p>
          </table:table-cell>
          <table:table-cell office:value-type="percentage" office:value="0.97072674048619068" table:style-name="ce44">
            <text:p>97,1%</text:p>
          </table:table-cell>
          <table:table-cell office:value-type="float" office:value="10520" table:style-name="ce43">
            <text:p>10.520</text:p>
          </table:table-cell>
          <table:table-cell office:value-type="percentage" office:value="0.91034960193838699" table:style-name="ce44">
            <text:p>91,0%</text:p>
          </table:table-cell>
          <table:table-cell office:value-type="float" office:value="11036" table:style-name="ce43">
            <text:p>11.036</text:p>
          </table:table-cell>
          <table:table-cell office:value-type="percentage" office:value="0.87296313874386966" table:style-name="ce44">
            <text:p>87,3%</text:p>
          </table:table-cell>
          <table:table-cell office:value-type="float" office:value="9064" table:style-name="ce43">
            <text:p>9.064</text:p>
          </table:table-cell>
          <table:table-cell office:value-type="percentage" office:value="0.76206490667563476" table:style-name="ce44">
            <text:p>76,2%</text:p>
          </table:table-cell>
          <table:table-cell office:value-type="float" office:value="8891" table:style-name="ce43">
            <text:p>8.891</text:p>
          </table:table-cell>
          <table:table-cell office:value-type="percentage" office:value="0.81070484179812163" table:style-name="ce44">
            <text:p>81,1%</text:p>
          </table:table-cell>
          <table:table-cell office:value-type="float" office:value="8022" table:style-name="ce43">
            <text:p>8.022</text:p>
          </table:table-cell>
          <table:table-cell office:value-type="percentage" office:value="0.87902695595003288" table:style-name="ce44">
            <text:p>87,9%</text:p>
          </table:table-cell>
          <table:table-cell office:value-type="float" office:value="61441" table:style-name="ce43">
            <text:p>61.441</text:p>
          </table:table-cell>
          <table:table-cell office:value-type="float" office:value="70965" table:style-name="ce43">
            <text:p>70.965</text:p>
          </table:table-cell>
          <table:table-cell office:value-type="percentage" office:value="0.8657929965475939" table:style-name="ce44">
            <text:p>86,6%</text:p>
          </table:table-cell>
          <table:table-cell office:value-type="percentage" office:value="0.72968575568276284" table:style-name="ce44">
            <text:p>73,0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Melilla</text:p>
          </table:table-cell>
          <table:table-cell office:value-type="float" office:value="2009" table:style-name="ce43">
            <text:p>2.009</text:p>
          </table:table-cell>
          <table:table-cell office:value-type="percentage" office:value="0.85525755640698164" table:style-name="ce44">
            <text:p>85,5%</text:p>
          </table:table-cell>
          <table:table-cell office:value-type="float" office:value="3312" table:style-name="ce43">
            <text:p>3.312</text:p>
          </table:table-cell>
          <table:table-cell office:value-type="percentage" office:value="0.88367129135538958" table:style-name="ce44">
            <text:p>88,4%</text:p>
          </table:table-cell>
          <table:table-cell office:value-type="float" office:value="7146" table:style-name="ce43">
            <text:p>7.146</text:p>
          </table:table-cell>
          <table:table-cell office:value-type="percentage" office:value="0.91299348409352243" table:style-name="ce44">
            <text:p>91,3%</text:p>
          </table:table-cell>
          <table:table-cell office:value-type="float" office:value="9641" table:style-name="ce43">
            <text:p>9.641</text:p>
          </table:table-cell>
          <table:table-cell office:value-type="percentage" office:value="0.85326135056199659" table:style-name="ce44">
            <text:p>85,3%</text:p>
          </table:table-cell>
          <table:table-cell office:value-type="float" office:value="9992" table:style-name="ce43">
            <text:p>9.992</text:p>
          </table:table-cell>
          <table:table-cell office:value-type="percentage" office:value="0.83252791201466425" table:style-name="ce44">
            <text:p>83,3%</text:p>
          </table:table-cell>
          <table:table-cell office:value-type="float" office:value="8497" table:style-name="ce43">
            <text:p>8.497</text:p>
          </table:table-cell>
          <table:table-cell office:value-type="percentage" office:value="0.70032143740212638" table:style-name="ce44">
            <text:p>70,0%</text:p>
          </table:table-cell>
          <table:table-cell office:value-type="float" office:value="8464" table:style-name="ce43">
            <text:p>8.464</text:p>
          </table:table-cell>
          <table:table-cell office:value-type="percentage" office:value="0.70562734472696953" table:style-name="ce44">
            <text:p>70,6%</text:p>
          </table:table-cell>
          <table:table-cell office:value-type="float" office:value="7527" table:style-name="ce43">
            <text:p>7.527</text:p>
          </table:table-cell>
          <table:table-cell office:value-type="percentage" office:value="0.7861917693753917" table:style-name="ce44">
            <text:p>78,6%</text:p>
          </table:table-cell>
          <table:table-cell office:value-type="float" office:value="56588" table:style-name="ce43">
            <text:p>56.588</text:p>
          </table:table-cell>
          <table:table-cell office:value-type="float" office:value="70927" table:style-name="ce43">
            <text:p>70.927</text:p>
          </table:table-cell>
          <table:table-cell office:value-type="percentage" office:value="0.7978343931084072" table:style-name="ce44">
            <text:p>79,8%</text:p>
          </table:table-cell>
          <table:table-cell office:value-type="percentage" office:value="0.64986907988423903" table:style-name="ce44">
            <text:p>65,0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Fuerzas Armadas</text:p>
          </table:table-cell>
          <table:table-cell office:value-type="float" office:value="32" table:style-name="ce43">
            <text:p>32</text:p>
          </table:table-cell>
          <table:table-cell office:value-type="string" table:style-name="ce44">
            <text:p>-</text:p>
          </table:table-cell>
          <table:table-cell office:value-type="float" office:value="18" table:style-name="ce43">
            <text:p>18</text:p>
          </table:table-cell>
          <table:table-cell office:value-type="string" table:style-name="ce44">
            <text:p>-</text:p>
          </table:table-cell>
          <table:table-cell office:value-type="float" office:value="3526" table:style-name="ce43">
            <text:p>3.526</text:p>
          </table:table-cell>
          <table:table-cell office:value-type="string" table:style-name="ce44">
            <text:p>-</text:p>
          </table:table-cell>
          <table:table-cell office:value-type="float" office:value="9503" table:style-name="ce43">
            <text:p>9.503</text:p>
          </table:table-cell>
          <table:table-cell office:value-type="string" table:style-name="ce44">
            <text:p>-</text:p>
          </table:table-cell>
          <table:table-cell office:value-type="float" office:value="21983" table:style-name="ce43">
            <text:p>21.983</text:p>
          </table:table-cell>
          <table:table-cell office:value-type="string" table:style-name="ce44">
            <text:p>-</text:p>
          </table:table-cell>
          <table:table-cell office:value-type="float" office:value="31807" table:style-name="ce43">
            <text:p>31.807</text:p>
          </table:table-cell>
          <table:table-cell office:value-type="string" table:style-name="ce44">
            <text:p>-</text:p>
          </table:table-cell>
          <table:table-cell office:value-type="float" office:value="24531" table:style-name="ce43">
            <text:p>24.531</text:p>
          </table:table-cell>
          <table:table-cell office:value-type="string" table:style-name="ce44">
            <text:p>-</text:p>
          </table:table-cell>
          <table:table-cell office:value-type="float" office:value="1168" table:style-name="ce43">
            <text:p>1.168</text:p>
          </table:table-cell>
          <table:table-cell office:value-type="string" table:style-name="ce44">
            <text:p>-</text:p>
          </table:table-cell>
          <table:table-cell office:value-type="float" office:value="92568" table:style-name="ce43">
            <text:p>92.568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5">
            <text:p>Sanidad Exterior</text:p>
          </table:table-cell>
          <table:table-cell office:value-type="float" office:value="26" table:style-name="ce46">
            <text:p>26</text:p>
          </table:table-cell>
          <table:table-cell office:value-type="string" table:style-name="ce47">
            <text:p>-</text:p>
          </table:table-cell>
          <table:table-cell office:value-type="float" office:value="33" table:style-name="ce46">
            <text:p>33</text:p>
          </table:table-cell>
          <table:table-cell office:value-type="string" table:style-name="ce47">
            <text:p>-</text:p>
          </table:table-cell>
          <table:table-cell office:value-type="float" office:value="213" table:style-name="ce46">
            <text:p>213</text:p>
          </table:table-cell>
          <table:table-cell office:value-type="string" table:style-name="ce47">
            <text:p>-</text:p>
          </table:table-cell>
          <table:table-cell office:value-type="float" office:value="628" table:style-name="ce46">
            <text:p>628</text:p>
          </table:table-cell>
          <table:table-cell office:value-type="string" table:style-name="ce47">
            <text:p>-</text:p>
          </table:table-cell>
          <table:table-cell office:value-type="float" office:value="1187" table:style-name="ce46">
            <text:p>1.187</text:p>
          </table:table-cell>
          <table:table-cell office:value-type="string" table:style-name="ce47">
            <text:p>-</text:p>
          </table:table-cell>
          <table:table-cell office:value-type="float" office:value="1343" table:style-name="ce46">
            <text:p>1.343</text:p>
          </table:table-cell>
          <table:table-cell office:value-type="string" table:style-name="ce47">
            <text:p>-</text:p>
          </table:table-cell>
          <table:table-cell office:value-type="float" office:value="1137" table:style-name="ce46">
            <text:p>1.137</text:p>
          </table:table-cell>
          <table:table-cell office:value-type="string" table:style-name="ce47">
            <text:p>-</text:p>
          </table:table-cell>
          <table:table-cell office:value-type="float" office:value="168" table:style-name="ce46">
            <text:p>168</text:p>
          </table:table-cell>
          <table:table-cell office:value-type="string" table:style-name="ce47">
            <text:p>-</text:p>
          </table:table-cell>
          <table:table-cell office:value-type="float" office:value="4735" table:style-name="ce46">
            <text:p>4.73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24" table:style-name="ce23"/>
          <table:table-cell table:number-columns-repeated="16339" table:style-name="ce48"/>
        </table:table-row>
        <table:table-row table:style-name="ro8">
          <table:table-cell office:value-type="string" table:style-name="ce49">
            <text:p>Total España</text:p>
          </table:table-cell>
          <table:table-cell office:value-type="float" office:value="2936090" table:style-name="ce50">
            <text:p>2.936.090</text:p>
          </table:table-cell>
          <table:table-cell office:value-type="percentage" office:value="1" table:style-name="ce51">
            <text:p>100,0%</text:p>
          </table:table-cell>
          <table:table-cell office:value-type="float" office:value="3940379" table:style-name="ce50">
            <text:p>3.940.379</text:p>
          </table:table-cell>
          <table:table-cell office:value-type="percentage" office:value="0.99503389481685178" table:style-name="ce51">
            <text:p>99,5%</text:p>
          </table:table-cell>
          <table:table-cell office:value-type="float" office:value="5269774" table:style-name="ce50">
            <text:p>5.269.774</text:p>
          </table:table-cell>
          <table:table-cell office:value-type="percentage" office:value="0.98740637505888151" table:style-name="ce51">
            <text:p>98,7%</text:p>
          </table:table-cell>
          <table:table-cell office:value-type="float" office:value="6662545" table:style-name="ce50">
            <text:p>6.662.545</text:p>
          </table:table-cell>
          <table:table-cell office:value-type="percentage" office:value="0.9472849610126447" table:style-name="ce51">
            <text:p>94,7%</text:p>
          </table:table-cell>
          <table:table-cell office:value-type="float" office:value="6940640" table:style-name="ce50">
            <text:p>6.940.640</text:p>
          </table:table-cell>
          <table:table-cell office:value-type="percentage" office:value="0.87948191887286664" table:style-name="ce51">
            <text:p>87,9%</text:p>
          </table:table-cell>
          <table:table-cell office:value-type="float" office:value="4840233" table:style-name="ce50">
            <text:p>4.840.233</text:p>
          </table:table-cell>
          <table:table-cell office:value-type="percentage" office:value="0.7768731813977362" table:style-name="ce51">
            <text:p>77,7%</text:p>
          </table:table-cell>
          <table:table-cell office:value-type="float" office:value="3908068" table:style-name="ce50">
            <text:p>3.908.068</text:p>
          </table:table-cell>
          <table:table-cell office:value-type="percentage" office:value="0.79036451592026924" table:style-name="ce51">
            <text:p>79,0%</text:p>
          </table:table-cell>
          <table:table-cell office:value-type="float" office:value="3243685" table:style-name="ce50">
            <text:p>3.243.685</text:p>
          </table:table-cell>
          <table:table-cell office:value-type="percentage" office:value="0.83413394653103901" table:style-name="ce51">
            <text:p>83,4%</text:p>
          </table:table-cell>
          <table:table-cell office:value-type="float" office:value="37741414" table:style-name="ce50">
            <text:p>37.741.414</text:p>
          </table:table-cell>
          <table:table-cell office:value-type="float" office:value="42119827" table:style-name="ce50">
            <text:p>42.119.827</text:p>
          </table:table-cell>
          <table:table-cell office:value-type="percentage" office:value="0.89604864711338916" table:style-name="ce51">
            <text:p>89,6%</text:p>
          </table:table-cell>
          <table:table-cell office:value-type="percentage" office:value="0.79538001418100579" table:style-name="ce51">
            <text:p>79,5%</text:p>
          </table:table-cell>
          <table:table-cell table:number-columns-repeated="16363" table:style-name="ce23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2"/>
          <table:covered-table-cell table:number-columns-repeated="6"/>
          <table:table-cell table:style-name="ce23"/>
          <table:table-cell table:style-name="ce52"/>
          <table:table-cell table:style-name="ce23"/>
          <table:table-cell table:style-name="ce52"/>
          <table:table-cell table:style-name="ce48"/>
          <table:table-cell table:style-name="ce52"/>
          <table:table-cell table:style-name="ce23"/>
          <table:table-cell table:style-name="ce52"/>
          <table:table-cell table:number-columns-repeated="2" table:style-name="ce23"/>
          <table:table-cell table:style-name="ce52"/>
          <table:table-cell table:number-columns-repeated="16366" table:style-name="ce23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3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23"/>
        <table:table-column table:style-name="co8" table:default-cell-style-name="ce52"/>
        <table:table-column table:style-name="co8" table:default-cell-style-name="ce48"/>
        <table:table-column table:style-name="co4" table:default-cell-style-name="ce52"/>
        <table:table-column table:style-name="co4" table:default-cell-style-name="ce23"/>
        <table:table-column table:style-name="co4" table:default-cell-style-name="ce52"/>
        <table:table-column table:style-name="co4" table:number-columns-repeated="2" table:default-cell-style-name="ce23"/>
        <table:table-column table:style-name="co4" table:default-cell-style-name="ce52"/>
        <table:table-column table:style-name="co4" table:number-columns-repeated="3" table:default-cell-style-name="ce23"/>
        <table:table-column table:style-name="co3" table:number-columns-repeated="20" table:default-cell-style-name="ce23"/>
        <table:table-column table:style-name="co4" table:number-columns-repeated="16343" table:default-cell-style-name="ce23"/>
        <table:table-row table:style-name="ro1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40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30-3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0-2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12-19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office:value-type="string" table:style-name="ce37">
            <text:p>% pauta completa sobre Total Población INE</text:p>
          </table:table-cell>
          <table:table-cell table:number-columns-repeated="16363" table:style-name="ce38"/>
        </table:table-row>
        <table:table-row table:style-name="ro5">
          <table:table-cell office:value-type="string" table:style-name="ce39">
            <text:p>Andalucía</text:p>
          </table:table-cell>
          <table:table-cell office:value-type="float" office:value="427359" table:style-name="ce40">
            <text:p>427.359</text:p>
          </table:table-cell>
          <table:table-cell office:value-type="percentage" office:value="1" table:style-name="ce41">
            <text:p>100,0%</text:p>
          </table:table-cell>
          <table:table-cell office:value-type="float" office:value="648293" table:style-name="ce40">
            <text:p>648.293</text:p>
          </table:table-cell>
          <table:table-cell office:value-type="percentage" office:value="0.99678957411117486" table:style-name="ce41">
            <text:p>99,7%</text:p>
          </table:table-cell>
          <table:table-cell office:value-type="float" office:value="915490" table:style-name="ce40">
            <text:p>915.490</text:p>
          </table:table-cell>
          <table:table-cell office:value-type="percentage" office:value="0.99928286617758943" table:style-name="ce41">
            <text:p>99,9%</text:p>
          </table:table-cell>
          <table:table-cell office:value-type="float" office:value="1195724" table:style-name="ce40">
            <text:p>1.195.724</text:p>
          </table:table-cell>
          <table:table-cell office:value-type="percentage" office:value="0.94522067222599471" table:style-name="ce41">
            <text:p>94,5%</text:p>
          </table:table-cell>
          <table:table-cell office:value-type="float" office:value="1220719" table:style-name="ce40">
            <text:p>1.220.719</text:p>
          </table:table-cell>
          <table:table-cell office:value-type="percentage" office:value="0.88131301827863984" table:style-name="ce41">
            <text:p>88,1%</text:p>
          </table:table-cell>
          <table:table-cell office:value-type="float" office:value="883261" table:style-name="ce40">
            <text:p>883.261</text:p>
          </table:table-cell>
          <table:table-cell office:value-type="percentage" office:value="0.77464289692225252" table:style-name="ce41">
            <text:p>77,5%</text:p>
          </table:table-cell>
          <table:table-cell office:value-type="float" office:value="705228" table:style-name="ce40">
            <text:p>705.228</text:p>
          </table:table-cell>
          <table:table-cell office:value-type="percentage" office:value="0.75939405947417382" table:style-name="ce41">
            <text:p>75,9%</text:p>
          </table:table-cell>
          <table:table-cell office:value-type="float" office:value="608485" table:style-name="ce40">
            <text:p>608.485</text:p>
          </table:table-cell>
          <table:table-cell office:value-type="percentage" office:value="0.8081808244577352" table:style-name="ce41">
            <text:p>80,8%</text:p>
          </table:table-cell>
          <table:table-cell office:value-type="float" office:value="6604559" table:style-name="ce40">
            <text:p>6.604.559</text:p>
          </table:table-cell>
          <table:table-cell office:value-type="float" office:value="7451975" table:style-name="ce40">
            <text:p>7.451.975</text:p>
          </table:table-cell>
          <table:table-cell office:value-type="percentage" office:value="0.88628303235048422" table:style-name="ce41">
            <text:p>88,6%</text:p>
          </table:table-cell>
          <table:table-cell office:value-type="percentage" office:value="0.78027390210612413" table:style-name="ce41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ragón</text:p>
          </table:table-cell>
          <table:table-cell office:value-type="float" office:value="99835" table:style-name="ce43">
            <text:p>99.835</text:p>
          </table:table-cell>
          <table:table-cell office:value-type="percentage" office:value="1" table:style-name="ce44">
            <text:p>100,0%</text:p>
          </table:table-cell>
          <table:table-cell office:value-type="float" office:value="118365" table:style-name="ce43">
            <text:p>118.365</text:p>
          </table:table-cell>
          <table:table-cell office:value-type="percentage" office:value="0.99504014122987683" table:style-name="ce44">
            <text:p>99,5%</text:p>
          </table:table-cell>
          <table:table-cell office:value-type="float" office:value="152091" table:style-name="ce43">
            <text:p>152.091</text:p>
          </table:table-cell>
          <table:table-cell office:value-type="percentage" office:value="0.97265407662742143" table:style-name="ce44">
            <text:p>97,3%</text:p>
          </table:table-cell>
          <table:table-cell office:value-type="float" office:value="183260" table:style-name="ce43">
            <text:p>183.260</text:p>
          </table:table-cell>
          <table:table-cell office:value-type="percentage" office:value="0.92431380065164981" table:style-name="ce44">
            <text:p>92,4%</text:p>
          </table:table-cell>
          <table:table-cell office:value-type="float" office:value="183839" table:style-name="ce43">
            <text:p>183.839</text:p>
          </table:table-cell>
          <table:table-cell office:value-type="percentage" office:value="0.85529186807665292" table:style-name="ce44">
            <text:p>85,5%</text:p>
          </table:table-cell>
          <table:table-cell office:value-type="float" office:value="119729" table:style-name="ce43">
            <text:p>119.729</text:p>
          </table:table-cell>
          <table:table-cell office:value-type="percentage" office:value="0.72878394994095663" table:style-name="ce44">
            <text:p>72,9%</text:p>
          </table:table-cell>
          <table:table-cell office:value-type="float" office:value="97398" table:style-name="ce43">
            <text:p>97.398</text:p>
          </table:table-cell>
          <table:table-cell office:value-type="percentage" office:value="0.74691145006556703" table:style-name="ce44">
            <text:p>74,7%</text:p>
          </table:table-cell>
          <table:table-cell office:value-type="float" office:value="81875" table:style-name="ce43">
            <text:p>81.875</text:p>
          </table:table-cell>
          <table:table-cell office:value-type="percentage" office:value="0.79406259395397105" table:style-name="ce44">
            <text:p>79,4%</text:p>
          </table:table-cell>
          <table:table-cell office:value-type="float" office:value="1036392" table:style-name="ce43">
            <text:p>1.036.392</text:p>
          </table:table-cell>
          <table:table-cell office:value-type="float" office:value="1185134" table:style-name="ce43">
            <text:p>1.185.134</text:p>
          </table:table-cell>
          <table:table-cell office:value-type="percentage" office:value="0.87449351718877355" table:style-name="ce44">
            <text:p>87,4%</text:p>
          </table:table-cell>
          <table:table-cell office:value-type="percentage" office:value="0.77959907957854391" table:style-name="ce44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Asturias<text:s/></text:p>
          </table:table-cell>
          <table:table-cell office:value-type="float" office:value="88109" table:style-name="ce43">
            <text:p>88.109</text:p>
          </table:table-cell>
          <table:table-cell office:value-type="percentage" office:value="1" table:style-name="ce44">
            <text:p>100,0%</text:p>
          </table:table-cell>
          <table:table-cell office:value-type="float" office:value="113859" table:style-name="ce43">
            <text:p>113.859</text:p>
          </table:table-cell>
          <table:table-cell office:value-type="percentage" office:value="1" table:style-name="ce44">
            <text:p>100,0%</text:p>
          </table:table-cell>
          <table:table-cell office:value-type="float" office:value="147044" table:style-name="ce43">
            <text:p>147.044</text:p>
          </table:table-cell>
          <table:table-cell office:value-type="percentage" office:value="0.98257290246705686" table:style-name="ce44">
            <text:p>98,3%</text:p>
          </table:table-cell>
          <table:table-cell office:value-type="float" office:value="152072" table:style-name="ce43">
            <text:p>152.072</text:p>
          </table:table-cell>
          <table:table-cell office:value-type="percentage" office:value="0.93499339051308061" table:style-name="ce44">
            <text:p>93,5%</text:p>
          </table:table-cell>
          <table:table-cell office:value-type="float" office:value="149157" table:style-name="ce43">
            <text:p>149.157</text:p>
          </table:table-cell>
          <table:table-cell office:value-type="percentage" office:value="0.89319312785565863" table:style-name="ce44">
            <text:p>89,3%</text:p>
          </table:table-cell>
          <table:table-cell office:value-type="float" office:value="88419" table:style-name="ce43">
            <text:p>88.419</text:p>
          </table:table-cell>
          <table:table-cell office:value-type="percentage" office:value="0.77254895107950128" table:style-name="ce44">
            <text:p>77,3%</text:p>
          </table:table-cell>
          <table:table-cell office:value-type="float" office:value="63796" table:style-name="ce43">
            <text:p>63.796</text:p>
          </table:table-cell>
          <table:table-cell office:value-type="percentage" office:value="0.80641124495961369" table:style-name="ce44">
            <text:p>80,6%</text:p>
          </table:table-cell>
          <table:table-cell office:value-type="float" office:value="58136" table:style-name="ce43">
            <text:p>58.136</text:p>
          </table:table-cell>
          <table:table-cell office:value-type="percentage" office:value="0.90837500000000004" table:style-name="ce44">
            <text:p>90,8%</text:p>
          </table:table-cell>
          <table:table-cell office:value-type="float" office:value="860592" table:style-name="ce43">
            <text:p>860.592</text:p>
          </table:table-cell>
          <table:table-cell office:value-type="float" office:value="933927" table:style-name="ce43">
            <text:p>933.927</text:p>
          </table:table-cell>
          <table:table-cell office:value-type="percentage" office:value="0.92147673212146131" table:style-name="ce44">
            <text:p>92,1%</text:p>
          </table:table-cell>
          <table:table-cell office:value-type="percentage" office:value="0.84472469139680251" table:style-name="ce44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Baleares</text:p>
          </table:table-cell>
          <table:table-cell office:value-type="float" office:value="50806" table:style-name="ce43">
            <text:p>50.806</text:p>
          </table:table-cell>
          <table:table-cell office:value-type="percentage" office:value="1" table:style-name="ce44">
            <text:p>100,0%</text:p>
          </table:table-cell>
          <table:table-cell office:value-type="float" office:value="78648" table:style-name="ce43">
            <text:p>78.648</text:p>
          </table:table-cell>
          <table:table-cell office:value-type="percentage" office:value="0.97679964230711913" table:style-name="ce44">
            <text:p>97,7%</text:p>
          </table:table-cell>
          <table:table-cell office:value-type="float" office:value="108901" table:style-name="ce43">
            <text:p>108.901</text:p>
          </table:table-cell>
          <table:table-cell office:value-type="percentage" office:value="0.92894370942839355" table:style-name="ce44">
            <text:p>92,9%</text:p>
          </table:table-cell>
          <table:table-cell office:value-type="float" office:value="147708" table:style-name="ce43">
            <text:p>147.708</text:p>
          </table:table-cell>
          <table:table-cell office:value-type="percentage" office:value="0.89089669897525292" table:style-name="ce44">
            <text:p>89,1%</text:p>
          </table:table-cell>
          <table:table-cell office:value-type="float" office:value="162879" table:style-name="ce43">
            <text:p>162.879</text:p>
          </table:table-cell>
          <table:table-cell office:value-type="percentage" office:value="0.7900151329957511" table:style-name="ce44">
            <text:p>79,0%</text:p>
          </table:table-cell>
          <table:table-cell office:value-type="float" office:value="118970" table:style-name="ce43">
            <text:p>118.970</text:p>
          </table:table-cell>
          <table:table-cell office:value-type="percentage" office:value="0.65301036846756355" table:style-name="ce44">
            <text:p>65,3%</text:p>
          </table:table-cell>
          <table:table-cell office:value-type="float" office:value="90118" table:style-name="ce43">
            <text:p>90.118</text:p>
          </table:table-cell>
          <table:table-cell office:value-type="percentage" office:value="0.65330356236679188" table:style-name="ce44">
            <text:p>65,3%</text:p>
          </table:table-cell>
          <table:table-cell office:value-type="float" office:value="70286" table:style-name="ce43">
            <text:p>70.286</text:p>
          </table:table-cell>
          <table:table-cell office:value-type="percentage" office:value="0.7361332216170926" table:style-name="ce44">
            <text:p>73,6%</text:p>
          </table:table-cell>
          <table:table-cell office:value-type="float" office:value="828316" table:style-name="ce43">
            <text:p>828.316</text:p>
          </table:table-cell>
          <table:table-cell office:value-type="float" office:value="1034867" table:style-name="ce43">
            <text:p>1.034.867</text:p>
          </table:table-cell>
          <table:table-cell office:value-type="percentage" office:value="0.80040816839265339" table:style-name="ce44">
            <text:p>80,0%</text:p>
          </table:table-cell>
          <table:table-cell office:value-type="percentage" office:value="0.70702995963443083" table:style-name="ce44">
            <text:p>70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arias</text:p>
          </table:table-cell>
          <table:table-cell office:value-type="float" office:value="91727" table:style-name="ce43">
            <text:p>91.727</text:p>
          </table:table-cell>
          <table:table-cell office:value-type="percentage" office:value="1" table:style-name="ce44">
            <text:p>100,0%</text:p>
          </table:table-cell>
          <table:table-cell office:value-type="float" office:value="149981" table:style-name="ce43">
            <text:p>149.981</text:p>
          </table:table-cell>
          <table:table-cell office:value-type="percentage" office:value="0.97055606965592667" table:style-name="ce44">
            <text:p>97,1%</text:p>
          </table:table-cell>
          <table:table-cell office:value-type="float" office:value="219777" table:style-name="ce43">
            <text:p>219.777</text:p>
          </table:table-cell>
          <table:table-cell office:value-type="percentage" office:value="0.93485529069470674" table:style-name="ce44">
            <text:p>93,5%</text:p>
          </table:table-cell>
          <table:table-cell office:value-type="float" office:value="316969" table:style-name="ce43">
            <text:p>316.969</text:p>
          </table:table-cell>
          <table:table-cell office:value-type="percentage" office:value="0.9043028484046195" table:style-name="ce44">
            <text:p>90,4%</text:p>
          </table:table-cell>
          <table:table-cell office:value-type="float" office:value="311537" table:style-name="ce43">
            <text:p>311.537</text:p>
          </table:table-cell>
          <table:table-cell office:value-type="percentage" office:value="0.80308771821284586" table:style-name="ce44">
            <text:p>80,3%</text:p>
          </table:table-cell>
          <table:table-cell office:value-type="float" office:value="218290" table:style-name="ce43">
            <text:p>218.290</text:p>
          </table:table-cell>
          <table:table-cell office:value-type="percentage" office:value="0.70204609338316171" table:style-name="ce44">
            <text:p>70,2%</text:p>
          </table:table-cell>
          <table:table-cell office:value-type="float" office:value="173275" table:style-name="ce43">
            <text:p>173.275</text:p>
          </table:table-cell>
          <table:table-cell office:value-type="percentage" office:value="0.68828749384304944" table:style-name="ce44">
            <text:p>68,8%</text:p>
          </table:table-cell>
          <table:table-cell office:value-type="float" office:value="135335" table:style-name="ce43">
            <text:p>135.335</text:p>
          </table:table-cell>
          <table:table-cell office:value-type="percentage" office:value="0.75271000072303762" table:style-name="ce44">
            <text:p>75,3%</text:p>
          </table:table-cell>
          <table:table-cell office:value-type="float" office:value="1616891" table:style-name="ce43">
            <text:p>1.616.891</text:p>
          </table:table-cell>
          <table:table-cell office:value-type="float" office:value="1960774" table:style-name="ce43">
            <text:p>1.960.774</text:p>
          </table:table-cell>
          <table:table-cell office:value-type="percentage" office:value="0.82461874749461184" table:style-name="ce44">
            <text:p>82,5%</text:p>
          </table:table-cell>
          <table:table-cell office:value-type="percentage" office:value="0.74307291704964085" table:style-name="ce44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ntabria</text:p>
          </table:table-cell>
          <table:table-cell office:value-type="float" office:value="41821" table:style-name="ce43">
            <text:p>41.821</text:p>
          </table:table-cell>
          <table:table-cell office:value-type="percentage" office:value="1" table:style-name="ce44">
            <text:p>100,0%</text:p>
          </table:table-cell>
          <table:table-cell office:value-type="float" office:value="55664" table:style-name="ce43">
            <text:p>55.664</text:p>
          </table:table-cell>
          <table:table-cell office:value-type="percentage" office:value="1" table:style-name="ce44">
            <text:p>100,0%</text:p>
          </table:table-cell>
          <table:table-cell office:value-type="float" office:value="76080" table:style-name="ce43">
            <text:p>76.080</text:p>
          </table:table-cell>
          <table:table-cell office:value-type="percentage" office:value="0.98364470877238352" table:style-name="ce44">
            <text:p>98,4%</text:p>
          </table:table-cell>
          <table:table-cell office:value-type="float" office:value="83490" table:style-name="ce43">
            <text:p>83.490</text:p>
          </table:table-cell>
          <table:table-cell office:value-type="percentage" office:value="0.92803788181939439" table:style-name="ce44">
            <text:p>92,8%</text:p>
          </table:table-cell>
          <table:table-cell office:value-type="float" office:value="86568" table:style-name="ce43">
            <text:p>86.568</text:p>
          </table:table-cell>
          <table:table-cell office:value-type="percentage" office:value="0.88543403328253334" table:style-name="ce44">
            <text:p>88,5%</text:p>
          </table:table-cell>
          <table:table-cell office:value-type="float" office:value="52745" table:style-name="ce43">
            <text:p>52.745</text:p>
          </table:table-cell>
          <table:table-cell office:value-type="percentage" office:value="0.74844266598555476" table:style-name="ce44">
            <text:p>74,8%</text:p>
          </table:table-cell>
          <table:table-cell office:value-type="float" office:value="38705" table:style-name="ce43">
            <text:p>38.705</text:p>
          </table:table-cell>
          <table:table-cell office:value-type="percentage" office:value="0.76635976635976633" table:style-name="ce44">
            <text:p>76,6%</text:p>
          </table:table-cell>
          <table:table-cell office:value-type="float" office:value="35789" table:style-name="ce43">
            <text:p>35.789</text:p>
          </table:table-cell>
          <table:table-cell office:value-type="percentage" office:value="0.81407092327639152" table:style-name="ce44">
            <text:p>81,4%</text:p>
          </table:table-cell>
          <table:table-cell office:value-type="float" office:value="470862" table:style-name="ce43">
            <text:p>470.862</text:p>
          </table:table-cell>
          <table:table-cell office:value-type="float" office:value="524127" table:style-name="ce43">
            <text:p>524.127</text:p>
          </table:table-cell>
          <table:table-cell office:value-type="percentage" office:value="0.89837386740236624" table:style-name="ce44">
            <text:p>89,8%</text:p>
          </table:table-cell>
          <table:table-cell office:value-type="percentage" office:value="0.80778514509225341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y Leon</text:p>
          </table:table-cell>
          <table:table-cell office:value-type="float" office:value="226730" table:style-name="ce43">
            <text:p>226.730</text:p>
          </table:table-cell>
          <table:table-cell office:value-type="percentage" office:value="1" table:style-name="ce44">
            <text:p>100,0%</text:p>
          </table:table-cell>
          <table:table-cell office:value-type="float" office:value="248867" table:style-name="ce43">
            <text:p>248.867</text:p>
          </table:table-cell>
          <table:table-cell office:value-type="percentage" office:value="1" table:style-name="ce44">
            <text:p>100,0%</text:p>
          </table:table-cell>
          <table:table-cell office:value-type="float" office:value="316997" table:style-name="ce43">
            <text:p>316.997</text:p>
          </table:table-cell>
          <table:table-cell office:value-type="percentage" office:value="0.99504669230165577" table:style-name="ce44">
            <text:p>99,5%</text:p>
          </table:table-cell>
          <table:table-cell office:value-type="float" office:value="347903" table:style-name="ce43">
            <text:p>347.903</text:p>
          </table:table-cell>
          <table:table-cell office:value-type="percentage" office:value="0.91271200891978754" table:style-name="ce44">
            <text:p>91,3%</text:p>
          </table:table-cell>
          <table:table-cell office:value-type="float" office:value="314103" table:style-name="ce43">
            <text:p>314.103</text:p>
          </table:table-cell>
          <table:table-cell office:value-type="percentage" office:value="0.86457109040613256" table:style-name="ce44">
            <text:p>86,5%</text:p>
          </table:table-cell>
          <table:table-cell office:value-type="float" office:value="203512" table:style-name="ce43">
            <text:p>203.512</text:p>
          </table:table-cell>
          <table:table-cell office:value-type="percentage" office:value="0.75998849814962111" table:style-name="ce44">
            <text:p>76,0%</text:p>
          </table:table-cell>
          <table:table-cell office:value-type="float" office:value="161996" table:style-name="ce43">
            <text:p>161.996</text:p>
          </table:table-cell>
          <table:table-cell office:value-type="percentage" office:value="0.76773172326853267" table:style-name="ce44">
            <text:p>76,8%</text:p>
          </table:table-cell>
          <table:table-cell office:value-type="float" office:value="128401" table:style-name="ce43">
            <text:p>128.401</text:p>
          </table:table-cell>
          <table:table-cell office:value-type="percentage" office:value="0.77657824388237717" table:style-name="ce44">
            <text:p>77,7%</text:p>
          </table:table-cell>
          <table:table-cell office:value-type="float" office:value="1948509" table:style-name="ce43">
            <text:p>1.948.509</text:p>
          </table:table-cell>
          <table:table-cell office:value-type="float" office:value="2176253" table:style-name="ce43">
            <text:p>2.176.253</text:p>
          </table:table-cell>
          <table:table-cell office:value-type="percentage" office:value="0.89535040273350575" table:style-name="ce44">
            <text:p>89,5%</text:p>
          </table:table-cell>
          <table:table-cell office:value-type="percentage" office:value="0.81360155128484568" table:style-name="ce44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stilla - La Mancha</text:p>
          </table:table-cell>
          <table:table-cell office:value-type="float" office:value="136067" table:style-name="ce43">
            <text:p>136.067</text:p>
          </table:table-cell>
          <table:table-cell office:value-type="percentage" office:value="1" table:style-name="ce44">
            <text:p>100,0%</text:p>
          </table:table-cell>
          <table:table-cell office:value-type="float" office:value="157005" table:style-name="ce43">
            <text:p>157.005</text:p>
          </table:table-cell>
          <table:table-cell office:value-type="percentage" office:value="0.98682597846650866" table:style-name="ce44">
            <text:p>98,7%</text:p>
          </table:table-cell>
          <table:table-cell office:value-type="float" office:value="215127" table:style-name="ce43">
            <text:p>215.127</text:p>
          </table:table-cell>
          <table:table-cell office:value-type="percentage" office:value="0.98481533024482248" table:style-name="ce44">
            <text:p>98,5%</text:p>
          </table:table-cell>
          <table:table-cell office:value-type="float" office:value="276281" table:style-name="ce43">
            <text:p>276.281</text:p>
          </table:table-cell>
          <table:table-cell office:value-type="percentage" office:value="0.89853908247094105" table:style-name="ce44">
            <text:p>89,9%</text:p>
          </table:table-cell>
          <table:table-cell office:value-type="float" office:value="274187" table:style-name="ce43">
            <text:p>274.187</text:p>
          </table:table-cell>
          <table:table-cell office:value-type="percentage" office:value="0.82934922339347561" table:style-name="ce44">
            <text:p>82,9%</text:p>
          </table:table-cell>
          <table:table-cell office:value-type="float" office:value="191687" table:style-name="ce43">
            <text:p>191.687</text:p>
          </table:table-cell>
          <table:table-cell office:value-type="percentage" office:value="0.7208961229931441" table:style-name="ce44">
            <text:p>72,1%</text:p>
          </table:table-cell>
          <table:table-cell office:value-type="float" office:value="156909" table:style-name="ce43">
            <text:p>156.909</text:p>
          </table:table-cell>
          <table:table-cell office:value-type="percentage" office:value="0.71947232551848095" table:style-name="ce44">
            <text:p>71,9%</text:p>
          </table:table-cell>
          <table:table-cell office:value-type="float" office:value="134447" table:style-name="ce43">
            <text:p>134.447</text:p>
          </table:table-cell>
          <table:table-cell office:value-type="percentage" office:value="0.77280826799714897" table:style-name="ce44">
            <text:p>77,3%</text:p>
          </table:table-cell>
          <table:table-cell office:value-type="float" office:value="1541710" table:style-name="ce43">
            <text:p>1.541.710</text:p>
          </table:table-cell>
          <table:table-cell office:value-type="float" office:value="1808784" table:style-name="ce43">
            <text:p>1.808.784</text:p>
          </table:table-cell>
          <table:table-cell office:value-type="percentage" office:value="0.85234610655556442" table:style-name="ce44">
            <text:p>85,2%</text:p>
          </table:table-cell>
          <table:table-cell office:value-type="percentage" office:value="0.7538109573488635" table:style-name="ce44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ataluña</text:p>
          </table:table-cell>
          <table:table-cell office:value-type="float" office:value="452530" table:style-name="ce43">
            <text:p>452.530</text:p>
          </table:table-cell>
          <table:table-cell office:value-type="percentage" office:value="1" table:style-name="ce44">
            <text:p>100,0%</text:p>
          </table:table-cell>
          <table:table-cell office:value-type="float" office:value="613470" table:style-name="ce43">
            <text:p>613.470</text:p>
          </table:table-cell>
          <table:table-cell office:value-type="percentage" office:value="0.9656504410570258" table:style-name="ce44">
            <text:p>96,6%</text:p>
          </table:table-cell>
          <table:table-cell office:value-type="float" office:value="784519" table:style-name="ce43">
            <text:p>784.519</text:p>
          </table:table-cell>
          <table:table-cell office:value-type="percentage" office:value="0.93664516036600509" table:style-name="ce44">
            <text:p>93,7%</text:p>
          </table:table-cell>
          <table:table-cell office:value-type="float" office:value="1008802" table:style-name="ce43">
            <text:p>1.008.802</text:p>
          </table:table-cell>
          <table:table-cell office:value-type="percentage" office:value="0.92399750865558994" table:style-name="ce44">
            <text:p>92,4%</text:p>
          </table:table-cell>
          <table:table-cell office:value-type="float" office:value="1098125" table:style-name="ce43">
            <text:p>1.098.125</text:p>
          </table:table-cell>
          <table:table-cell office:value-type="percentage" office:value="0.83396303792277227" table:style-name="ce44">
            <text:p>83,4%</text:p>
          </table:table-cell>
          <table:table-cell office:value-type="float" office:value="725485" table:style-name="ce43">
            <text:p>725.485</text:p>
          </table:table-cell>
          <table:table-cell office:value-type="percentage" office:value="0.69447528937866387" table:style-name="ce44">
            <text:p>69,4%</text:p>
          </table:table-cell>
          <table:table-cell office:value-type="float" office:value="576679" table:style-name="ce43">
            <text:p>576.679</text:p>
          </table:table-cell>
          <table:table-cell office:value-type="percentage" office:value="0.68739413661368287" table:style-name="ce44">
            <text:p>68,7%</text:p>
          </table:table-cell>
          <table:table-cell office:value-type="float" office:value="474986" table:style-name="ce43">
            <text:p>474.986</text:p>
          </table:table-cell>
          <table:table-cell office:value-type="percentage" office:value="0.72388084722463519" table:style-name="ce44">
            <text:p>72,4%</text:p>
          </table:table-cell>
          <table:table-cell office:value-type="float" office:value="5734596" table:style-name="ce43">
            <text:p>5.734.596</text:p>
          </table:table-cell>
          <table:table-cell office:value-type="float" office:value="6868360" table:style-name="ce43">
            <text:p>6.868.360</text:p>
          </table:table-cell>
          <table:table-cell office:value-type="percentage" office:value="0.83492944458356866" table:style-name="ce44">
            <text:p>83,5%</text:p>
          </table:table-cell>
          <table:table-cell office:value-type="percentage" office:value="0.7370492228049198" table:style-name="ce44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C. Valenciana</text:p>
          </table:table-cell>
          <table:table-cell office:value-type="float" office:value="292910" table:style-name="ce43">
            <text:p>292.910</text:p>
          </table:table-cell>
          <table:table-cell office:value-type="percentage" office:value="1" table:style-name="ce44">
            <text:p>100,0%</text:p>
          </table:table-cell>
          <table:table-cell office:value-type="float" office:value="431261" table:style-name="ce43">
            <text:p>431.261</text:p>
          </table:table-cell>
          <table:table-cell office:value-type="percentage" office:value="0.98492447392100713" table:style-name="ce44">
            <text:p>98,5%</text:p>
          </table:table-cell>
          <table:table-cell office:value-type="float" office:value="562477" table:style-name="ce43">
            <text:p>562.477</text:p>
          </table:table-cell>
          <table:table-cell office:value-type="percentage" office:value="0.96857220592084414" table:style-name="ce44">
            <text:p>96,9%</text:p>
          </table:table-cell>
          <table:table-cell office:value-type="float" office:value="707625" table:style-name="ce43">
            <text:p>707.625</text:p>
          </table:table-cell>
          <table:table-cell office:value-type="percentage" office:value="0.94057293701999378" table:style-name="ce44">
            <text:p>94,1%</text:p>
          </table:table-cell>
          <table:table-cell office:value-type="float" office:value="740661" table:style-name="ce43">
            <text:p>740.661</text:p>
          </table:table-cell>
          <table:table-cell office:value-type="percentage" office:value="0.8697410015171656" table:style-name="ce44">
            <text:p>87,0%</text:p>
          </table:table-cell>
          <table:table-cell office:value-type="float" office:value="489161" table:style-name="ce43">
            <text:p>489.161</text:p>
          </table:table-cell>
          <table:table-cell office:value-type="percentage" office:value="0.75399493494502579" table:style-name="ce44">
            <text:p>75,4%</text:p>
          </table:table-cell>
          <table:table-cell office:value-type="float" office:value="400282" table:style-name="ce43">
            <text:p>400.282</text:p>
          </table:table-cell>
          <table:table-cell office:value-type="percentage" office:value="0.77555093136172171" table:style-name="ce44">
            <text:p>77,6%</text:p>
          </table:table-cell>
          <table:table-cell office:value-type="float" office:value="342612" table:style-name="ce43">
            <text:p>342.612</text:p>
          </table:table-cell>
          <table:table-cell office:value-type="percentage" office:value="0.80703647083487429" table:style-name="ce44">
            <text:p>80,7%</text:p>
          </table:table-cell>
          <table:table-cell office:value-type="float" office:value="3966989" table:style-name="ce43">
            <text:p>3.966.989</text:p>
          </table:table-cell>
          <table:table-cell office:value-type="float" office:value="4488459" table:style-name="ce43">
            <text:p>4.488.459</text:p>
          </table:table-cell>
          <table:table-cell office:value-type="percentage" office:value="0.88381981432825829" table:style-name="ce44">
            <text:p>88,4%</text:p>
          </table:table-cell>
          <table:table-cell office:value-type="percentage" office:value="0.78440025839604233" table:style-name="ce44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Extremadura</text:p>
          </table:table-cell>
          <table:table-cell office:value-type="float" office:value="77333" table:style-name="ce43">
            <text:p>77.333</text:p>
          </table:table-cell>
          <table:table-cell office:value-type="percentage" office:value="1" table:style-name="ce44">
            <text:p>100,0%</text:p>
          </table:table-cell>
          <table:table-cell office:value-type="float" office:value="95363" table:style-name="ce43">
            <text:p>95.363</text:p>
          </table:table-cell>
          <table:table-cell office:value-type="percentage" office:value="1" table:style-name="ce44">
            <text:p>100,0%</text:p>
          </table:table-cell>
          <table:table-cell office:value-type="float" office:value="131357" table:style-name="ce43">
            <text:p>131.357</text:p>
          </table:table-cell>
          <table:table-cell office:value-type="percentage" office:value="1.0483650845590875" table:style-name="ce44">
            <text:p>104,8%</text:p>
          </table:table-cell>
          <table:table-cell office:value-type="float" office:value="160025" table:style-name="ce43">
            <text:p>160.025</text:p>
          </table:table-cell>
          <table:table-cell office:value-type="percentage" office:value="0.9456848052193646" table:style-name="ce44">
            <text:p>94,6%</text:p>
          </table:table-cell>
          <table:table-cell office:value-type="float" office:value="143965" table:style-name="ce43">
            <text:p>143.965</text:p>
          </table:table-cell>
          <table:table-cell office:value-type="percentage" office:value="0.90263583583081497" table:style-name="ce44">
            <text:p>90,3%</text:p>
          </table:table-cell>
          <table:table-cell office:value-type="float" office:value="109395" table:style-name="ce43">
            <text:p>109.395</text:p>
          </table:table-cell>
          <table:table-cell office:value-type="percentage" office:value="0.81956712291821188" table:style-name="ce44">
            <text:p>82,0%</text:p>
          </table:table-cell>
          <table:table-cell office:value-type="float" office:value="88021" table:style-name="ce43">
            <text:p>88.021</text:p>
          </table:table-cell>
          <table:table-cell office:value-type="percentage" office:value="0.77674726438404518" table:style-name="ce44">
            <text:p>77,7%</text:p>
          </table:table-cell>
          <table:table-cell office:value-type="float" office:value="71087" table:style-name="ce43">
            <text:p>71.087</text:p>
          </table:table-cell>
          <table:table-cell office:value-type="percentage" office:value="0.83878466076696168" table:style-name="ce44">
            <text:p>83,9%</text:p>
          </table:table-cell>
          <table:table-cell office:value-type="float" office:value="876546" table:style-name="ce43">
            <text:p>876.546</text:p>
          </table:table-cell>
          <table:table-cell office:value-type="float" office:value="953437" table:style-name="ce43">
            <text:p>953.437</text:p>
          </table:table-cell>
          <table:table-cell office:value-type="percentage" office:value="0.91935387445630912" table:style-name="ce44">
            <text:p>91,9%</text:p>
          </table:table-cell>
          <table:table-cell office:value-type="percentage" office:value="0.8238314941817898" table:style-name="ce44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Galicia</text:p>
          </table:table-cell>
          <table:table-cell office:value-type="float" office:value="240505" table:style-name="ce43">
            <text:p>240.505</text:p>
          </table:table-cell>
          <table:table-cell office:value-type="percentage" office:value="1" table:style-name="ce44">
            <text:p>100,0%</text:p>
          </table:table-cell>
          <table:table-cell office:value-type="float" office:value="289808" table:style-name="ce43">
            <text:p>289.808</text:p>
          </table:table-cell>
          <table:table-cell office:value-type="percentage" office:value="1" table:style-name="ce44">
            <text:p>100,0%</text:p>
          </table:table-cell>
          <table:table-cell office:value-type="float" office:value="343665" table:style-name="ce43">
            <text:p>343.665</text:p>
          </table:table-cell>
          <table:table-cell office:value-type="percentage" office:value="0.99059744557212326" table:style-name="ce44">
            <text:p>99,1%</text:p>
          </table:table-cell>
          <table:table-cell office:value-type="float" office:value="387632" table:style-name="ce43">
            <text:p>387.632</text:p>
          </table:table-cell>
          <table:table-cell office:value-type="percentage" office:value="0.95501972214078235" table:style-name="ce44">
            <text:p>95,5%</text:p>
          </table:table-cell>
          <table:table-cell office:value-type="float" office:value="402791" table:style-name="ce43">
            <text:p>402.791</text:p>
          </table:table-cell>
          <table:table-cell office:value-type="percentage" office:value="0.90878139799332613" table:style-name="ce44">
            <text:p>90,9%</text:p>
          </table:table-cell>
          <table:table-cell office:value-type="float" office:value="256356" table:style-name="ce43">
            <text:p>256.356</text:p>
          </table:table-cell>
          <table:table-cell office:value-type="percentage" office:value="0.79267055855142732" table:style-name="ce44">
            <text:p>79,3%</text:p>
          </table:table-cell>
          <table:table-cell office:value-type="float" office:value="189974" table:style-name="ce43">
            <text:p>189.974</text:p>
          </table:table-cell>
          <table:table-cell office:value-type="percentage" office:value="0.82246591711006534" table:style-name="ce44">
            <text:p>82,2%</text:p>
          </table:table-cell>
          <table:table-cell office:value-type="float" office:value="160579" table:style-name="ce43">
            <text:p>160.579</text:p>
          </table:table-cell>
          <table:table-cell office:value-type="percentage" office:value="0.89207086391084789" table:style-name="ce44">
            <text:p>89,2%</text:p>
          </table:table-cell>
          <table:table-cell office:value-type="float" office:value="2271310" table:style-name="ce43">
            <text:p>2.271.310</text:p>
          </table:table-cell>
          <table:table-cell office:value-type="float" office:value="2454497" table:style-name="ce43">
            <text:p>2.454.497</text:p>
          </table:table-cell>
          <table:table-cell office:value-type="percentage" office:value="0.92536678594432997" table:style-name="ce44">
            <text:p>92,5%</text:p>
          </table:table-cell>
          <table:table-cell office:value-type="percentage" office:value="0.84065957045975326" table:style-name="ce44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La Rioja</text:p>
          </table:table-cell>
          <table:table-cell office:value-type="float" office:value="23149" table:style-name="ce43">
            <text:p>23.149</text:p>
          </table:table-cell>
          <table:table-cell office:value-type="percentage" office:value="1" table:style-name="ce44">
            <text:p>100,0%</text:p>
          </table:table-cell>
          <table:table-cell office:value-type="float" office:value="28535" table:style-name="ce43">
            <text:p>28.535</text:p>
          </table:table-cell>
          <table:table-cell office:value-type="percentage" office:value="1" table:style-name="ce44">
            <text:p>100,0%</text:p>
          </table:table-cell>
          <table:table-cell office:value-type="float" office:value="37375" table:style-name="ce43">
            <text:p>37.375</text:p>
          </table:table-cell>
          <table:table-cell office:value-type="percentage" office:value="0.99090619863195295" table:style-name="ce44">
            <text:p>99,1%</text:p>
          </table:table-cell>
          <table:table-cell office:value-type="float" office:value="44644" table:style-name="ce43">
            <text:p>44.644</text:p>
          </table:table-cell>
          <table:table-cell office:value-type="percentage" office:value="0.9366398120174555" table:style-name="ce44">
            <text:p>93,7%</text:p>
          </table:table-cell>
          <table:table-cell office:value-type="float" office:value="46509" table:style-name="ce43">
            <text:p>46.509</text:p>
          </table:table-cell>
          <table:table-cell office:value-type="percentage" office:value="0.87840670859538783" table:style-name="ce44">
            <text:p>87,8%</text:p>
          </table:table-cell>
          <table:table-cell office:value-type="float" office:value="29641" table:style-name="ce43">
            <text:p>29.641</text:p>
          </table:table-cell>
          <table:table-cell office:value-type="percentage" office:value="0.75385945725984893" table:style-name="ce44">
            <text:p>75,4%</text:p>
          </table:table-cell>
          <table:table-cell office:value-type="float" office:value="22134" table:style-name="ce43">
            <text:p>22.134</text:p>
          </table:table-cell>
          <table:table-cell office:value-type="percentage" office:value="0.72670562742136713" table:style-name="ce44">
            <text:p>72,7%</text:p>
          </table:table-cell>
          <table:table-cell office:value-type="float" office:value="19741" table:style-name="ce43">
            <text:p>19.741</text:p>
          </table:table-cell>
          <table:table-cell office:value-type="percentage" office:value="0.77318658937803542" table:style-name="ce44">
            <text:p>77,3%</text:p>
          </table:table-cell>
          <table:table-cell office:value-type="float" office:value="251728" table:style-name="ce43">
            <text:p>251.728</text:p>
          </table:table-cell>
          <table:table-cell office:value-type="float" office:value="283970" table:style-name="ce43">
            <text:p>283.970</text:p>
          </table:table-cell>
          <table:table-cell office:value-type="percentage" office:value="0.8864598373067577" table:style-name="ce44">
            <text:p>88,6%</text:p>
          </table:table-cell>
          <table:table-cell office:value-type="percentage" office:value="0.78686146901979903" table:style-name="ce44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adrid</text:p>
          </table:table-cell>
          <table:table-cell office:value-type="float" office:value="370543" table:style-name="ce43">
            <text:p>370.543</text:p>
          </table:table-cell>
          <table:table-cell office:value-type="percentage" office:value="1" table:style-name="ce44">
            <text:p>100,0%</text:p>
          </table:table-cell>
          <table:table-cell office:value-type="float" office:value="508110" table:style-name="ce43">
            <text:p>508.110</text:p>
          </table:table-cell>
          <table:table-cell office:value-type="percentage" office:value="0.96583986116206444" table:style-name="ce44">
            <text:p>96,6%</text:p>
          </table:table-cell>
          <table:table-cell office:value-type="float" office:value="674040" table:style-name="ce43">
            <text:p>674.040</text:p>
          </table:table-cell>
          <table:table-cell office:value-type="percentage" office:value="0.95836479114148121" table:style-name="ce44">
            <text:p>95,8%</text:p>
          </table:table-cell>
          <table:table-cell office:value-type="float" office:value="928104" table:style-name="ce43">
            <text:p>928.104</text:p>
          </table:table-cell>
          <table:table-cell office:value-type="percentage" office:value="0.95407094901946277" table:style-name="ce44">
            <text:p>95,4%</text:p>
          </table:table-cell>
          <table:table-cell office:value-type="float" office:value="1000428" table:style-name="ce43">
            <text:p>1.000.428</text:p>
          </table:table-cell>
          <table:table-cell office:value-type="percentage" office:value="0.85802134015340004" table:style-name="ce44">
            <text:p>85,8%</text:p>
          </table:table-cell>
          <table:table-cell office:value-type="float" office:value="701012" table:style-name="ce43">
            <text:p>701.012</text:p>
          </table:table-cell>
          <table:table-cell office:value-type="percentage" office:value="0.7381871024809401" table:style-name="ce44">
            <text:p>73,8%</text:p>
          </table:table-cell>
          <table:table-cell office:value-type="float" office:value="547298" table:style-name="ce43">
            <text:p>547.298</text:p>
          </table:table-cell>
          <table:table-cell office:value-type="percentage" office:value="0.73712650257584433" table:style-name="ce44">
            <text:p>73,7%</text:p>
          </table:table-cell>
          <table:table-cell office:value-type="float" office:value="414005" table:style-name="ce43">
            <text:p>414.005</text:p>
          </table:table-cell>
          <table:table-cell office:value-type="percentage" office:value="0.74791976037951957" table:style-name="ce44">
            <text:p>74,8%</text:p>
          </table:table-cell>
          <table:table-cell office:value-type="float" office:value="5143540" table:style-name="ce43">
            <text:p>5.143.540</text:p>
          </table:table-cell>
          <table:table-cell office:value-type="float" office:value="5977937" table:style-name="ce43">
            <text:p>5.977.937</text:p>
          </table:table-cell>
          <table:table-cell office:value-type="percentage" office:value="0.86042057652999693" table:style-name="ce44">
            <text:p>86,0%</text:p>
          </table:table-cell>
          <table:table-cell office:value-type="percentage" office:value="0.75864675050679298" table:style-name="ce44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Murcia</text:p>
          </table:table-cell>
          <table:table-cell office:value-type="float" office:value="72819" table:style-name="ce43">
            <text:p>72.819</text:p>
          </table:table-cell>
          <table:table-cell office:value-type="percentage" office:value="1" table:style-name="ce44">
            <text:p>100,0%</text:p>
          </table:table-cell>
          <table:table-cell office:value-type="float" office:value="101080" table:style-name="ce43">
            <text:p>101.080</text:p>
          </table:table-cell>
          <table:table-cell office:value-type="percentage" office:value="0.98232247154977215" table:style-name="ce44">
            <text:p>98,2%</text:p>
          </table:table-cell>
          <table:table-cell office:value-type="float" office:value="144897" table:style-name="ce43">
            <text:p>144.897</text:p>
          </table:table-cell>
          <table:table-cell office:value-type="percentage" office:value="0.98630444697057362" table:style-name="ce44">
            <text:p>98,6%</text:p>
          </table:table-cell>
          <table:table-cell office:value-type="float" office:value="203839" table:style-name="ce43">
            <text:p>203.839</text:p>
          </table:table-cell>
          <table:table-cell office:value-type="percentage" office:value="0.95584180515436845" table:style-name="ce44">
            <text:p>95,6%</text:p>
          </table:table-cell>
          <table:table-cell office:value-type="float" office:value="224406" table:style-name="ce43">
            <text:p>224.406</text:p>
          </table:table-cell>
          <table:table-cell office:value-type="percentage" office:value="0.88294243322041099" table:style-name="ce44">
            <text:p>88,3%</text:p>
          </table:table-cell>
          <table:table-cell office:value-type="float" office:value="156936" table:style-name="ce43">
            <text:p>156.936</text:p>
          </table:table-cell>
          <table:table-cell office:value-type="percentage" office:value="0.75087917398314852" table:style-name="ce44">
            <text:p>75,1%</text:p>
          </table:table-cell>
          <table:table-cell office:value-type="float" office:value="128810" table:style-name="ce43">
            <text:p>128.810</text:p>
          </table:table-cell>
          <table:table-cell office:value-type="percentage" office:value="0.7478171009242488" table:style-name="ce44">
            <text:p>74,8%</text:p>
          </table:table-cell>
          <table:table-cell office:value-type="float" office:value="110169" table:style-name="ce43">
            <text:p>110.169</text:p>
          </table:table-cell>
          <table:table-cell office:value-type="percentage" office:value="0.77641760750983124" table:style-name="ce44">
            <text:p>77,6%</text:p>
          </table:table-cell>
          <table:table-cell office:value-type="float" office:value="1142956" table:style-name="ce43">
            <text:p>1.142.956</text:p>
          </table:table-cell>
          <table:table-cell office:value-type="float" office:value="1310137" table:style-name="ce43">
            <text:p>1.310.137</text:p>
          </table:table-cell>
          <table:table-cell office:value-type="percentage" office:value="0.87239426105819473" table:style-name="ce44">
            <text:p>87,2%</text:p>
          </table:table-cell>
          <table:table-cell office:value-type="percentage" office:value="0.75629792800798812" table:style-name="ce44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Navarra</text:p>
          </table:table-cell>
          <table:table-cell office:value-type="float" office:value="42095" table:style-name="ce43">
            <text:p>42.095</text:p>
          </table:table-cell>
          <table:table-cell office:value-type="percentage" office:value="1" table:style-name="ce44">
            <text:p>100,0%</text:p>
          </table:table-cell>
          <table:table-cell office:value-type="float" office:value="55707" table:style-name="ce43">
            <text:p>55.707</text:p>
          </table:table-cell>
          <table:table-cell office:value-type="percentage" office:value="0.99847648408373957" table:style-name="ce44">
            <text:p>99,8%</text:p>
          </table:table-cell>
          <table:table-cell office:value-type="float" office:value="71408" table:style-name="ce43">
            <text:p>71.408</text:p>
          </table:table-cell>
          <table:table-cell office:value-type="percentage" office:value="0.96701153783652027" table:style-name="ce44">
            <text:p>96,7%</text:p>
          </table:table-cell>
          <table:table-cell office:value-type="float" office:value="90437" table:style-name="ce43">
            <text:p>90.437</text:p>
          </table:table-cell>
          <table:table-cell office:value-type="percentage" office:value="0.93529071090243443" table:style-name="ce44">
            <text:p>93,5%</text:p>
          </table:table-cell>
          <table:table-cell office:value-type="float" office:value="93394" table:style-name="ce43">
            <text:p>93.394</text:p>
          </table:table-cell>
          <table:table-cell office:value-type="percentage" office:value="0.86474324549545378" table:style-name="ce44">
            <text:p>86,5%</text:p>
          </table:table-cell>
          <table:table-cell office:value-type="float" office:value="61301" table:style-name="ce43">
            <text:p>61.301</text:p>
          </table:table-cell>
          <table:table-cell office:value-type="percentage" office:value="0.75362978079935083" table:style-name="ce44">
            <text:p>75,4%</text:p>
          </table:table-cell>
          <table:table-cell office:value-type="float" office:value="52996" table:style-name="ce43">
            <text:p>52.996</text:p>
          </table:table-cell>
          <table:table-cell office:value-type="percentage" office:value="0.77790009834573659" table:style-name="ce44">
            <text:p>77,8%</text:p>
          </table:table-cell>
          <table:table-cell office:value-type="float" office:value="44980" table:style-name="ce43">
            <text:p>44.980</text:p>
          </table:table-cell>
          <table:table-cell office:value-type="percentage" office:value="0.79768745123075835" table:style-name="ce44">
            <text:p>79,8%</text:p>
          </table:table-cell>
          <table:table-cell office:value-type="float" office:value="512318" table:style-name="ce43">
            <text:p>512.318</text:p>
          </table:table-cell>
          <table:table-cell office:value-type="float" office:value="581354" table:style-name="ce43">
            <text:p>581.354</text:p>
          </table:table-cell>
          <table:table-cell office:value-type="percentage" office:value="0.88124963447400384" table:style-name="ce44">
            <text:p>88,1%</text:p>
          </table:table-cell>
          <table:table-cell office:value-type="percentage" office:value="0.77483412659162099" table:style-name="ce44">
            <text:p>77,5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País Vasco</text:p>
          </table:table-cell>
          <table:table-cell office:value-type="float" office:value="161712" table:style-name="ce43">
            <text:p>161.712</text:p>
          </table:table-cell>
          <table:table-cell office:value-type="percentage" office:value="1.0238176638176639" table:style-name="ce44">
            <text:p>102,4%</text:p>
          </table:table-cell>
          <table:table-cell office:value-type="float" office:value="212006" table:style-name="ce43">
            <text:p>212.006</text:p>
          </table:table-cell>
          <table:table-cell office:value-type="percentage" office:value="0.99495497017566092" table:style-name="ce44">
            <text:p>99,5%</text:p>
          </table:table-cell>
          <table:table-cell office:value-type="float" office:value="272678" table:style-name="ce43">
            <text:p>272.678</text:p>
          </table:table-cell>
          <table:table-cell office:value-type="percentage" office:value="0.97343628957692985" table:style-name="ce44">
            <text:p>97,3%</text:p>
          </table:table-cell>
          <table:table-cell office:value-type="float" office:value="319520" table:style-name="ce43">
            <text:p>319.520</text:p>
          </table:table-cell>
          <table:table-cell office:value-type="percentage" office:value="0.93982828250146333" table:style-name="ce44">
            <text:p>94,0%</text:p>
          </table:table-cell>
          <table:table-cell office:value-type="float" office:value="314057" table:style-name="ce43">
            <text:p>314.057</text:p>
          </table:table-cell>
          <table:table-cell office:value-type="percentage" office:value="0.86724214584144499" table:style-name="ce44">
            <text:p>86,7%</text:p>
          </table:table-cell>
          <table:table-cell office:value-type="float" office:value="193312" table:style-name="ce43">
            <text:p>193.312</text:p>
          </table:table-cell>
          <table:table-cell office:value-type="percentage" office:value="0.74195814126650883" table:style-name="ce44">
            <text:p>74,2%</text:p>
          </table:table-cell>
          <table:table-cell office:value-type="float" office:value="151734" table:style-name="ce43">
            <text:p>151.734</text:p>
          </table:table-cell>
          <table:table-cell office:value-type="percentage" office:value="0.75289529310190839" table:style-name="ce44">
            <text:p>75,3%</text:p>
          </table:table-cell>
          <table:table-cell office:value-type="float" office:value="136092" table:style-name="ce43">
            <text:p>136.092</text:p>
          </table:table-cell>
          <table:table-cell office:value-type="percentage" office:value="0.80715988754848578" table:style-name="ce44">
            <text:p>80,7%</text:p>
          </table:table-cell>
          <table:table-cell office:value-type="float" office:value="1761111" table:style-name="ce43">
            <text:p>1.761.111</text:p>
          </table:table-cell>
          <table:table-cell office:value-type="float" office:value="1983943" table:style-name="ce43">
            <text:p>1.983.943</text:p>
          </table:table-cell>
          <table:table-cell office:value-type="percentage" office:value="0.8876822570003271" table:style-name="ce44">
            <text:p>88,8%</text:p>
          </table:table-cell>
          <table:table-cell office:value-type="percentage" office:value="0.79311318511473072" table:style-name="ce44">
            <text:p>79,3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Ceuta</text:p>
          </table:table-cell>
          <table:table-cell office:value-type="float" office:value="2374" table:style-name="ce43">
            <text:p>2.374</text:p>
          </table:table-cell>
          <table:table-cell office:value-type="percentage" office:value="0.91132437619961615" table:style-name="ce44">
            <text:p>91,1%</text:p>
          </table:table-cell>
          <table:table-cell office:value-type="float" office:value="3852" table:style-name="ce43">
            <text:p>3.852</text:p>
          </table:table-cell>
          <table:table-cell office:value-type="percentage" office:value="0.89207966651227422" table:style-name="ce44">
            <text:p>89,2%</text:p>
          </table:table-cell>
          <table:table-cell office:value-type="float" office:value="7460" table:style-name="ce43">
            <text:p>7.460</text:p>
          </table:table-cell>
          <table:table-cell office:value-type="percentage" office:value="0.94947180857833779" table:style-name="ce44">
            <text:p>94,9%</text:p>
          </table:table-cell>
          <table:table-cell office:value-type="float" office:value="10308" table:style-name="ce43">
            <text:p>10.308</text:p>
          </table:table-cell>
          <table:table-cell office:value-type="percentage" office:value="0.89200415368639663" table:style-name="ce44">
            <text:p>89,2%</text:p>
          </table:table-cell>
          <table:table-cell office:value-type="float" office:value="10692" table:style-name="ce43">
            <text:p>10.692</text:p>
          </table:table-cell>
          <table:table-cell office:value-type="percentage" office:value="0.84575225439012813" table:style-name="ce44">
            <text:p>84,6%</text:p>
          </table:table-cell>
          <table:table-cell office:value-type="float" office:value="8529" table:style-name="ce43">
            <text:p>8.529</text:p>
          </table:table-cell>
          <table:table-cell office:value-type="percentage" office:value="0.71708424415671768" table:style-name="ce44">
            <text:p>71,7%</text:p>
          </table:table-cell>
          <table:table-cell office:value-type="float" office:value="8006" table:style-name="ce43">
            <text:p>8.006</text:p>
          </table:table-cell>
          <table:table-cell office:value-type="percentage" office:value="0.73000820643749431" table:style-name="ce44">
            <text:p>73,0%</text:p>
          </table:table-cell>
          <table:table-cell office:value-type="float" office:value="6756" table:style-name="ce43">
            <text:p>6.756</text:p>
          </table:table-cell>
          <table:table-cell office:value-type="percentage" office:value="0.74030243261012496" table:style-name="ce44">
            <text:p>74,0%</text:p>
          </table:table-cell>
          <table:table-cell office:value-type="float" office:value="57977" table:style-name="ce43">
            <text:p>57.977</text:p>
          </table:table-cell>
          <table:table-cell office:value-type="float" office:value="70965" table:style-name="ce43">
            <text:p>70.965</text:p>
          </table:table-cell>
          <table:table-cell office:value-type="percentage" office:value="0.8169802015077855" table:style-name="ce44">
            <text:p>81,7%</text:p>
          </table:table-cell>
          <table:table-cell office:value-type="percentage" office:value="0.68854659034227217" table:style-name="ce44">
            <text:p>68,9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Melilla</text:p>
          </table:table-cell>
          <table:table-cell office:value-type="float" office:value="1961" table:style-name="ce43">
            <text:p>1.961</text:p>
          </table:table-cell>
          <table:table-cell office:value-type="percentage" office:value="0.8348233290762026" table:style-name="ce44">
            <text:p>83,5%</text:p>
          </table:table-cell>
          <table:table-cell office:value-type="float" office:value="3234" table:style-name="ce43">
            <text:p>3.234</text:p>
          </table:table-cell>
          <table:table-cell office:value-type="percentage" office:value="0.86286019210245468" table:style-name="ce44">
            <text:p>86,3%</text:p>
          </table:table-cell>
          <table:table-cell office:value-type="float" office:value="6969" table:style-name="ce43">
            <text:p>6.969</text:p>
          </table:table-cell>
          <table:table-cell office:value-type="percentage" office:value="0.89037945573016486" table:style-name="ce44">
            <text:p>89,0%</text:p>
          </table:table-cell>
          <table:table-cell office:value-type="float" office:value="9432" table:style-name="ce43">
            <text:p>9.432</text:p>
          </table:table-cell>
          <table:table-cell office:value-type="percentage" office:value="0.83476413841932917" table:style-name="ce44">
            <text:p>83,5%</text:p>
          </table:table-cell>
          <table:table-cell office:value-type="float" office:value="9740" table:style-name="ce43">
            <text:p>9.740</text:p>
          </table:table-cell>
          <table:table-cell office:value-type="percentage" office:value="0.81153141143142804" table:style-name="ce44">
            <text:p>81,2%</text:p>
          </table:table-cell>
          <table:table-cell office:value-type="float" office:value="8080" table:style-name="ce43">
            <text:p>8.080</text:p>
          </table:table-cell>
          <table:table-cell office:value-type="percentage" office:value="0.66595236132860791" table:style-name="ce44">
            <text:p>66,6%</text:p>
          </table:table-cell>
          <table:table-cell office:value-type="float" office:value="7658" table:style-name="ce43">
            <text:p>7.658</text:p>
          </table:table-cell>
          <table:table-cell office:value-type="percentage" office:value="0.63843268028345146" table:style-name="ce44">
            <text:p>63,8%</text:p>
          </table:table-cell>
          <table:table-cell office:value-type="float" office:value="6780" table:style-name="ce43">
            <text:p>6.780</text:p>
          </table:table-cell>
          <table:table-cell office:value-type="percentage" office:value="0.70816795487779405" table:style-name="ce44">
            <text:p>70,8%</text:p>
          </table:table-cell>
          <table:table-cell office:value-type="float" office:value="53854" table:style-name="ce43">
            <text:p>53.854</text:p>
          </table:table-cell>
          <table:table-cell office:value-type="float" office:value="70927" table:style-name="ce43">
            <text:p>70.927</text:p>
          </table:table-cell>
          <table:table-cell office:value-type="percentage" office:value="0.7592877183583121" table:style-name="ce44">
            <text:p>75,9%</text:p>
          </table:table-cell>
          <table:table-cell office:value-type="percentage" office:value="0.61847122054297399" table:style-name="ce44">
            <text:p>61,8%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42">
            <text:p>Fuerzas Armadas</text:p>
          </table:table-cell>
          <table:table-cell office:value-type="float" office:value="23" table:style-name="ce43">
            <text:p>23</text:p>
          </table:table-cell>
          <table:table-cell office:value-type="string" table:style-name="ce44">
            <text:p>-</text:p>
          </table:table-cell>
          <table:table-cell office:value-type="float" office:value="17" table:style-name="ce43">
            <text:p>17</text:p>
          </table:table-cell>
          <table:table-cell office:value-type="string" table:style-name="ce44">
            <text:p>-</text:p>
          </table:table-cell>
          <table:table-cell office:value-type="float" office:value="3398" table:style-name="ce43">
            <text:p>3.398</text:p>
          </table:table-cell>
          <table:table-cell office:value-type="string" table:style-name="ce44">
            <text:p>-</text:p>
          </table:table-cell>
          <table:table-cell office:value-type="float" office:value="8924" table:style-name="ce43">
            <text:p>8.924</text:p>
          </table:table-cell>
          <table:table-cell office:value-type="string" table:style-name="ce44">
            <text:p>-</text:p>
          </table:table-cell>
          <table:table-cell office:value-type="float" office:value="20620" table:style-name="ce43">
            <text:p>20.620</text:p>
          </table:table-cell>
          <table:table-cell office:value-type="string" table:style-name="ce44">
            <text:p>-</text:p>
          </table:table-cell>
          <table:table-cell office:value-type="float" office:value="29865" table:style-name="ce43">
            <text:p>29.865</text:p>
          </table:table-cell>
          <table:table-cell office:value-type="string" table:style-name="ce44">
            <text:p>-</text:p>
          </table:table-cell>
          <table:table-cell office:value-type="float" office:value="22510" table:style-name="ce43">
            <text:p>22.510</text:p>
          </table:table-cell>
          <table:table-cell office:value-type="string" table:style-name="ce44">
            <text:p>-</text:p>
          </table:table-cell>
          <table:table-cell office:value-type="float" office:value="1138" table:style-name="ce43">
            <text:p>1.138</text:p>
          </table:table-cell>
          <table:table-cell office:value-type="string" table:style-name="ce44">
            <text:p>-</text:p>
          </table:table-cell>
          <table:table-cell office:value-type="float" office:value="86495" table:style-name="ce43">
            <text:p>86.495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table:number-columns-repeated="16363" table:style-name="ce23"/>
        </table:table-row>
        <table:table-row table:style-name="ro5">
          <table:table-cell office:value-type="string" table:style-name="ce53">
            <text:p>Sanidad Exterior</text:p>
          </table:table-cell>
          <table:table-cell office:value-type="float" office:value="25" table:style-name="ce46">
            <text:p>25</text:p>
          </table:table-cell>
          <table:table-cell office:value-type="string" table:style-name="ce47">
            <text:p>-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3" table:style-name="ce46">
            <text:p>203</text:p>
          </table:table-cell>
          <table:table-cell office:value-type="string" table:style-name="ce47">
            <text:p>-</text:p>
          </table:table-cell>
          <table:table-cell office:value-type="float" office:value="601" table:style-name="ce46">
            <text:p>601</text:p>
          </table:table-cell>
          <table:table-cell office:value-type="string" table:style-name="ce47">
            <text:p>-</text:p>
          </table:table-cell>
          <table:table-cell office:value-type="float" office:value="1124" table:style-name="ce46">
            <text:p>1.124</text:p>
          </table:table-cell>
          <table:table-cell office:value-type="string" table:style-name="ce47">
            <text:p>-</text:p>
          </table:table-cell>
          <table:table-cell office:value-type="float" office:value="1240" table:style-name="ce46">
            <text:p>1.240</text:p>
          </table:table-cell>
          <table:table-cell office:value-type="string" table:style-name="ce47">
            <text:p>-</text:p>
          </table:table-cell>
          <table:table-cell office:value-type="float" office:value="1056" table:style-name="ce46">
            <text:p>1.056</text:p>
          </table:table-cell>
          <table:table-cell office:value-type="string" table:style-name="ce47">
            <text:p>-</text:p>
          </table:table-cell>
          <table:table-cell office:value-type="float" office:value="148" table:style-name="ce46">
            <text:p>148</text:p>
          </table:table-cell>
          <table:table-cell office:value-type="string" table:style-name="ce47">
            <text:p>-</text:p>
          </table:table-cell>
          <table:table-cell office:value-type="float" office:value="4429" table:style-name="ce46">
            <text:p>4.42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20" table:style-name="ce23"/>
          <table:table-cell table:number-columns-repeated="16343" table:style-name="ce48"/>
        </table:table-row>
        <table:table-row table:style-name="ro8">
          <table:table-cell office:value-type="string" table:style-name="ce49">
            <text:p>Total España</text:p>
          </table:table-cell>
          <table:table-cell office:value-type="float" office:value="2900433" table:style-name="ce50">
            <text:p>2.900.433</text:p>
          </table:table-cell>
          <table:table-cell office:value-type="percentage" office:value="1" table:style-name="ce51">
            <text:p>100,0%</text:p>
          </table:table-cell>
          <table:table-cell office:value-type="float" office:value="3913157" table:style-name="ce50">
            <text:p>3.913.157</text:p>
          </table:table-cell>
          <table:table-cell office:value-type="percentage" office:value="0.9881597305081129" table:style-name="ce51">
            <text:p>98,8%</text:p>
          </table:table-cell>
          <table:table-cell office:value-type="float" office:value="5191953" table:style-name="ce50">
            <text:p>5.191.953</text:p>
          </table:table-cell>
          <table:table-cell office:value-type="percentage" office:value="0.97282492403015486" table:style-name="ce51">
            <text:p>97,3%</text:p>
          </table:table-cell>
          <table:table-cell office:value-type="float" office:value="6583300" table:style-name="ce50">
            <text:p>6.583.300</text:p>
          </table:table-cell>
          <table:table-cell office:value-type="percentage" office:value="0.9360178556144152" table:style-name="ce51">
            <text:p>93,6%</text:p>
          </table:table-cell>
          <table:table-cell office:value-type="float" office:value="6809501" table:style-name="ce50">
            <text:p>6.809.501</text:p>
          </table:table-cell>
          <table:table-cell office:value-type="percentage" office:value="0.86286466464860656" table:style-name="ce51">
            <text:p>86,3%</text:p>
          </table:table-cell>
          <table:table-cell office:value-type="float" office:value="4646926" table:style-name="ce50">
            <text:p>4.646.926</text:p>
          </table:table-cell>
          <table:table-cell office:value-type="percentage" office:value="0.74584677748774841" table:style-name="ce51">
            <text:p>74,6%</text:p>
          </table:table-cell>
          <table:table-cell office:value-type="float" office:value="3684583" table:style-name="ce50">
            <text:p>3.684.583</text:p>
          </table:table-cell>
          <table:table-cell office:value-type="percentage" office:value="0.74516709002070924" table:style-name="ce51">
            <text:p>74,5%</text:p>
          </table:table-cell>
          <table:table-cell office:value-type="float" office:value="3041827" table:style-name="ce50">
            <text:p>3.041.827</text:p>
          </table:table-cell>
          <table:table-cell office:value-type="percentage" office:value="0.78222489550454832" table:style-name="ce51">
            <text:p>78,2%</text:p>
          </table:table-cell>
          <table:table-cell office:value-type="float" office:value="36771680" table:style-name="ce50">
            <text:p>36.771.680</text:p>
          </table:table-cell>
          <table:table-cell office:value-type="float" office:value="42119827" table:style-name="ce50">
            <text:p>42.119.827</text:p>
          </table:table-cell>
          <table:table-cell office:value-type="percentage" office:value="0.87302542814337769" table:style-name="ce51">
            <text:p>87,3%</text:p>
          </table:table-cell>
          <table:table-cell office:value-type="percentage" office:value="0.77494339135940715" table:style-name="ce51">
            <text:p>77,5%</text:p>
          </table:table-cell>
          <table:table-cell table:number-columns-repeated="16363" table:style-name="ce23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2"/>
          <table:covered-table-cell table:number-columns-repeated="6"/>
          <table:table-cell table:style-name="ce23"/>
          <table:table-cell table:style-name="ce52"/>
          <table:table-cell table:style-name="ce23"/>
          <table:table-cell table:style-name="ce52"/>
          <table:table-cell table:style-name="ce48"/>
          <table:table-cell table:style-name="ce52"/>
          <table:table-cell table:style-name="ce23"/>
          <table:table-cell table:style-name="ce52"/>
          <table:table-cell table:number-columns-repeated="2" table:style-name="ce23"/>
          <table:table-cell table:style-name="ce52"/>
          <table:table-cell table:number-columns-repeated="16366" table:style-name="ce23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5T15:36:04Z</meta:creation-date>
    <dc:date>2021-10-05T15:36:28Z</dc:date>
  </office:meta>
</office:document-meta>
</file>